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10" manifest:media-type=""/>
  <manifest:file-entry manifest:full-path="ObjectReplacements/Object 5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"/>
  <manifest:file-entry manifest:full-path="ObjectReplacements/Object 8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5/Object 4/Configurations2/" manifest:media-type="application/vnd.sun.xml.ui.configuration"/>
  <manifest:file-entry manifest:full-path="Object 85/Object 4/content.xml" manifest:media-type="text/xml"/>
  <manifest:file-entry manifest:full-path="Object 85/Object 4/settings.xml" manifest:media-type="text/xml"/>
  <manifest:file-entry manifest:full-path="Object 85/Object 4/" manifest:version="1.2" manifest:media-type="application/vnd.oasis.opendocument.formula"/>
  <manifest:file-entry manifest:full-path="Object 85/ObjectReplacements/Object 2" manifest:media-type="application/x-openoffice-gdimetafile;windows_formatname=&quot;GDIMetaFile&quot;"/>
  <manifest:file-entry manifest:full-path="Object 85/ObjectReplacements/Object 3" manifest:media-type="application/x-openoffice-gdimetafile;windows_formatname=&quot;GDIMetaFile&quot;"/>
  <manifest:file-entry manifest:full-path="Object 85/ObjectReplacements/Object 7" manifest:media-type="application/x-openoffice-gdimetafile;windows_formatname=&quot;GDIMetaFile&quot;"/>
  <manifest:file-entry manifest:full-path="Object 85/ObjectReplacements/Object 1" manifest:media-type=""/>
  <manifest:file-entry manifest:full-path="Object 85/ObjectReplacements/Object 4" manifest:media-type="application/x-openoffice-gdimetafile;windows_formatname=&quot;GDIMetaFile&quot;"/>
  <manifest:file-entry manifest:full-path="Object 85/ObjectReplacements/Object 5" manifest:media-type="application/x-openoffice-gdimetafile;windows_formatname=&quot;GDIMetaFile&quot;"/>
  <manifest:file-entry manifest:full-path="Object 85/ObjectReplacements/Object 6" manifest:media-type="application/x-openoffice-gdimetafile;windows_formatname=&quot;GDIMetaFile&quot;"/>
  <manifest:file-entry manifest:full-path="Object 85/Object 1/Configurations2/" manifest:media-type="application/vnd.sun.xml.ui.configuration"/>
  <manifest:file-entry manifest:full-path="Object 85/Object 1/settings.xml" manifest:media-type="text/xml"/>
  <manifest:file-entry manifest:full-path="Object 85/Object 1/content.xml" manifest:media-type="text/xml"/>
  <manifest:file-entry manifest:full-path="Object 85/Object 1/" manifest:version="1.2" manifest:media-type="application/vnd.oasis.opendocument.formula"/>
  <manifest:file-entry manifest:full-path="Object 85/Object 7/Configurations2/" manifest:media-type="application/vnd.sun.xml.ui.configuration"/>
  <manifest:file-entry manifest:full-path="Object 85/Object 7/content.xml" manifest:media-type="text/xml"/>
  <manifest:file-entry manifest:full-path="Object 85/Object 7/settings.xml" manifest:media-type="text/xml"/>
  <manifest:file-entry manifest:full-path="Object 85/Object 7/" manifest:version="1.3" manifest:media-type="application/vnd.oasis.opendocument.formula"/>
  <manifest:file-entry manifest:full-path="Object 85/Object 5/Configurations2/" manifest:media-type="application/vnd.sun.xml.ui.configuration"/>
  <manifest:file-entry manifest:full-path="Object 85/Object 5/content.xml" manifest:media-type="text/xml"/>
  <manifest:file-entry manifest:full-path="Object 85/Object 5/settings.xml" manifest:media-type="text/xml"/>
  <manifest:file-entry manifest:full-path="Object 85/Object 5/" manifest:version="1.3" manifest:media-type="application/vnd.oasis.opendocument.formula"/>
  <manifest:file-entry manifest:full-path="Object 85/Object 6/Configurations2/" manifest:media-type="application/vnd.sun.xml.ui.configuration"/>
  <manifest:file-entry manifest:full-path="Object 85/Object 6/content.xml" manifest:media-type="text/xml"/>
  <manifest:file-entry manifest:full-path="Object 85/Object 6/settings.xml" manifest:media-type="text/xml"/>
  <manifest:file-entry manifest:full-path="Object 85/Object 6/" manifest:version="1.3" manifest:media-type="application/vnd.oasis.opendocument.formula"/>
  <manifest:file-entry manifest:full-path="Object 85/Object 2/Configurations2/" manifest:media-type="application/vnd.sun.xml.ui.configuration"/>
  <manifest:file-entry manifest:full-path="Object 85/Object 2/content.xml" manifest:media-type="text/xml"/>
  <manifest:file-entry manifest:full-path="Object 85/Object 2/settings.xml" manifest:media-type="text/xml"/>
  <manifest:file-entry manifest:full-path="Object 85/Object 2/" manifest:version="1.2" manifest:media-type="application/vnd.oasis.opendocument.formula"/>
  <manifest:file-entry manifest:full-path="Object 85/Object 3/content.xml" manifest:media-type="text/xml"/>
  <manifest:file-entry manifest:full-path="Object 85/Object 3/Configurations2/" manifest:media-type="application/vnd.sun.xml.ui.configuration"/>
  <manifest:file-entry manifest:full-path="Object 85/Object 3/settings.xml" manifest:media-type="text/xml"/>
  <manifest:file-entry manifest:full-path="Object 85/Object 3/" manifest:version="1.2" manifest:media-type="application/vnd.oasis.opendocument.formula"/>
  <manifest:file-entry manifest:full-path="Object 85/styles.xml" manifest:media-type="text/xml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graphics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 Narrow" officeooo:rsid="002fea65" officeooo:paragraph-rsid="001b0129"/>
    </style:style>
    <style:style style:name="P3" style:family="paragraph" style:parent-style-name="Standard">
      <style:paragraph-properties fo:text-align="justify" style:justify-single-word="false"/>
      <style:text-properties style:font-name="Arial Narrow" officeooo:rsid="002fea65" officeooo:paragraph-rsid="001c108b"/>
    </style:style>
    <style:style style:name="P4" style:family="paragraph" style:parent-style-name="Standard">
      <style:paragraph-properties fo:text-align="justify" style:justify-single-word="false"/>
      <style:text-properties style:font-name="Arial Narrow" officeooo:rsid="002fea65" officeooo:paragraph-rsid="002211af"/>
    </style:style>
    <style:style style:name="P5" style:family="paragraph" style:parent-style-name="Standard">
      <style:paragraph-properties fo:text-align="justify" style:justify-single-word="false"/>
      <style:text-properties style:font-name="Arial Narrow" officeooo:rsid="002fea65" officeooo:paragraph-rsid="002d7083"/>
    </style:style>
    <style:style style:name="P6" style:family="paragraph" style:parent-style-name="Standard">
      <style:paragraph-properties fo:text-align="justify" style:justify-single-word="false"/>
      <style:text-properties style:font-name="Arial Narrow" officeooo:rsid="001b0129" officeooo:paragraph-rsid="001b0129"/>
    </style:style>
    <style:style style:name="P7" style:family="paragraph" style:parent-style-name="Standard">
      <style:paragraph-properties fo:text-align="justify" style:justify-single-word="false"/>
      <style:text-properties style:font-name="Arial Narrow" officeooo:rsid="001b0129" officeooo:paragraph-rsid="002211af"/>
    </style:style>
    <style:style style:name="P8" style:family="paragraph" style:parent-style-name="Standard">
      <style:paragraph-properties fo:text-align="justify" style:justify-single-word="false"/>
      <style:text-properties style:font-name="Arial Narrow" officeooo:rsid="001b0129" officeooo:paragraph-rsid="002d7083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4pt" style:text-underline-style="solid" style:text-underline-width="auto" style:text-underline-color="font-color" fo:font-weight="bold" officeooo:rsid="001b0129" officeooo:paragraph-rsid="001b012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4pt" style:text-underline-style="solid" style:text-underline-width="auto" style:text-underline-color="font-color" fo:font-weight="bold" officeooo:rsid="001b0129" officeooo:paragraph-rsid="002211a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4pt" style:text-underline-style="solid" style:text-underline-width="auto" style:text-underline-color="font-color" fo:font-weight="bold" officeooo:rsid="001b0129" officeooo:paragraph-rsid="002d708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 Narrow" officeooo:rsid="001c108b" officeooo:paragraph-rsid="001c108b"/>
    </style:style>
    <style:style style:name="P13" style:family="paragraph" style:parent-style-name="Standard">
      <style:paragraph-properties fo:text-align="justify" style:justify-single-word="false"/>
      <style:text-properties style:font-name="Arial Narrow" officeooo:rsid="001c108b" officeooo:paragraph-rsid="002211af"/>
    </style:style>
    <style:style style:name="P14" style:family="paragraph" style:parent-style-name="Standard">
      <style:paragraph-properties fo:text-align="justify" style:justify-single-word="false"/>
      <style:text-properties style:font-name="Arial Narrow" officeooo:rsid="001c108b" officeooo:paragraph-rsid="002d7083"/>
    </style:style>
    <style:style style:name="P15" style:family="paragraph" style:parent-style-name="Standard">
      <style:paragraph-properties fo:text-align="justify" style:justify-single-word="false"/>
      <style:text-properties style:font-name="Arial Narrow"/>
    </style:style>
    <style:style style:name="P16" style:family="paragraph" style:parent-style-name="Standard">
      <style:paragraph-properties fo:text-align="justify" style:justify-single-word="false"/>
      <style:text-properties style:font-name="Arial Narrow" officeooo:rsid="0031b7bf" officeooo:paragraph-rsid="001e67e8"/>
    </style:style>
    <style:style style:name="P17" style:family="paragraph" style:parent-style-name="Standard">
      <style:paragraph-properties fo:text-align="justify" style:justify-single-word="false"/>
      <style:text-properties style:font-name="Arial Narrow" officeooo:rsid="001e67e8" officeooo:paragraph-rsid="001e67e8"/>
    </style:style>
    <style:style style:name="P18" style:family="paragraph" style:parent-style-name="Standard">
      <style:paragraph-properties fo:text-align="justify" style:justify-single-word="false"/>
      <style:text-properties style:font-name="Arial Narrow" officeooo:rsid="001f2a13" officeooo:paragraph-rsid="001f2a13"/>
    </style:style>
    <style:style style:name="P19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officeooo:rsid="001fe137" officeooo:paragraph-rsid="001fe137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0d977" officeooo:paragraph-rsid="0020d97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1035b" officeooo:paragraph-rsid="0021035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fea65" officeooo:paragraph-rsid="002211a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fea65" officeooo:paragraph-rsid="002d7083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fea65" officeooo:paragraph-rsid="003103e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139ea" officeooo:paragraph-rsid="002139ea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1c108b" officeooo:paragraph-rsid="002211af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1c108b" officeooo:paragraph-rsid="002d708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6e6dd" officeooo:paragraph-rsid="0026e6dd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6e6dd" officeooo:paragraph-rsid="002d708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928ff" officeooo:paragraph-rsid="002928f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928ff" officeooo:paragraph-rsid="002a95a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928ff" officeooo:paragraph-rsid="002d708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a95a1" officeooo:paragraph-rsid="002a95a1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a95a1" officeooo:paragraph-rsid="002d7083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a95a1" officeooo:paragraph-rsid="0033ad5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 Narrow" style:text-underline-style="none" fo:font-weight="normal" officeooo:rsid="002d7083" officeooo:paragraph-rsid="002d708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2fea65" officeooo:paragraph-rsid="001b0129"/>
    </style:style>
    <style:style style:name="P38" style:family="paragraph" style:parent-style-name="Standard">
      <style:paragraph-properties fo:text-align="justify" style:justify-single-word="false"/>
      <style:text-properties officeooo:rsid="001fe137" officeooo:paragraph-rsid="001fe137"/>
    </style:style>
    <style:style style:name="P39" style:family="paragraph" style:parent-style-name="Standard">
      <style:paragraph-properties fo:text-align="justify" style:justify-single-word="false"/>
      <style:text-properties style:text-underline-style="none" fo:font-weight="normal" officeooo:rsid="001fe137" officeooo:paragraph-rsid="0020d977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underline-style="none" fo:font-weight="normal" officeooo:rsid="0021035b" officeooo:paragraph-rsid="0021035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underline-style="none" fo:font-weight="normal" officeooo:rsid="002139ea" officeooo:paragraph-rsid="002139ea" style:font-weight-asian="normal" style:font-weight-complex="normal"/>
    </style:style>
    <style:style style:name="P42" style:family="paragraph" style:parent-style-name="Standard">
      <loext:graphic-properties draw:fill="solid" draw:fill-color="#eeeeee"/>
      <style:paragraph-properties fo:text-align="center" style:justify-single-word="false" fo:background-color="#eeeeee" fo:padding="0.049cm" fo:border="0.06pt solid #000000"/>
      <style:text-properties style:font-name="Arial Narrow" fo:font-size="16pt" fo:font-weight="bold" officeooo:rsid="001b0129" officeooo:paragraph-rsid="001b0129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 Narrow" officeooo:rsid="003758c3" officeooo:paragraph-rsid="003758c3"/>
    </style:style>
    <style:style style:name="T1" style:family="text">
      <style:text-properties officeooo:rsid="0031b7bf"/>
    </style:style>
    <style:style style:name="T2" style:family="text">
      <style:text-properties officeooo:rsid="001b0129"/>
    </style:style>
    <style:style style:name="T3" style:family="text">
      <style:text-properties officeooo:rsid="001c108b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c108b" style:font-weight-asian="bold" style:font-weight-complex="bold"/>
    </style:style>
    <style:style style:name="T6" style:family="text">
      <style:text-properties officeooo:rsid="001c6933"/>
    </style:style>
    <style:style style:name="T7" style:family="text">
      <style:text-properties officeooo:rsid="001e67e8"/>
    </style:style>
    <style:style style:name="T8" style:family="text">
      <style:text-properties officeooo:rsid="001f2a13"/>
    </style:style>
    <style:style style:name="T9" style:family="text">
      <style:text-properties officeooo:rsid="001fe137"/>
    </style:style>
    <style:style style:name="T10" style:family="text">
      <style:text-properties style:font-name="Arial Narrow"/>
    </style:style>
    <style:style style:name="T11" style:family="text"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Arial Narrow" officeooo:rsid="0020d977"/>
    </style:style>
    <style:style style:name="T13" style:family="text">
      <style:text-properties style:font-name="Arial Narrow" officeooo:rsid="0021035b"/>
    </style:style>
    <style:style style:name="T14" style:family="text">
      <style:text-properties style:font-name="Arial Narrow" officeooo:rsid="002928ff"/>
    </style:style>
    <style:style style:name="T15" style:family="text">
      <style:text-properties style:font-name="Arial Narrow" officeooo:rsid="003758c3"/>
    </style:style>
    <style:style style:name="T16" style:family="text">
      <style:text-properties officeooo:rsid="0020d977"/>
    </style:style>
    <style:style style:name="T17" style:family="text">
      <style:text-properties officeooo:rsid="002211af"/>
    </style:style>
    <style:style style:name="T18" style:family="text">
      <style:text-properties officeooo:rsid="002566ce"/>
    </style:style>
    <style:style style:name="T19" style:family="text">
      <style:text-properties officeooo:rsid="00257a57"/>
    </style:style>
    <style:style style:name="T20" style:family="text">
      <style:text-properties officeooo:rsid="002928ff"/>
    </style:style>
    <style:style style:name="T21" style:family="text">
      <style:text-properties officeooo:rsid="002a95a1"/>
    </style:style>
    <style:style style:name="T22" style:family="text">
      <style:text-properties officeooo:rsid="002d7083"/>
    </style:style>
    <style:style style:name="T23" style:family="text">
      <style:text-properties officeooo:rsid="003103e2"/>
    </style:style>
    <style:style style:name="T24" style:family="text">
      <style:text-properties officeooo:rsid="0033ad59"/>
    </style:style>
    <style:style style:name="T25" style:family="text">
      <style:text-properties officeooo:rsid="00353911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049cm" fo:border="0.06pt solid #000000" style:shadow="none" draw:shadow-opacity="100%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.049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Capacité numérique : simulation de marche au hasard</text:p>
      <text:p text:style-name="P15"/>
      <text:p text:style-name="P15"/>
      <text:p text:style-name="P9">I Simulation à une dimension</text:p>
      <text:p text:style-name="P6"/>
      <text:p text:style-name="P2"><text:span text:style-name="T3"><text:tab/></text:span><text:span text:style-name="T5">1) Problème étudié</text:span></text:p>
      <text:p text:style-name="P2"/>
      <text:p text:style-name="P3">-<text:span text:style-name="T3">O</text:span>n dispose <draw:frame draw:style-name="fr5" draw:name="Objet3" text:anchor-type="as-char" svg:width="0.679cm" svg:height="0.531cm" draw:z-index="6"><draw:object xlink:href="./Object 10" xlink:type="simple" xlink:show="embed" xlink:actuate="onLoad"/><draw:image xlink:href="./ObjectReplacements/Object 10" xlink:type="simple" xlink:show="embed" xlink:actuate="onLoad"/><svg:desc>formule</svg:desc></draw:frame><text:s/>atome<text:span text:style-name="T2">s</text:span> <text:span text:style-name="T3">dans un tuyau</text:span><text:span text:style-name="T19"> d'axe </text:span><text:span text:style-name="T19"><draw:frame draw:style-name="fr2" draw:name="Objet39" text:anchor-type="as-char" svg:y="-0.377cm" svg:width="0.711cm" svg:height="0.467cm" draw:z-index="7"><draw:object xlink:href="./Object 50" xlink:type="simple" xlink:show="embed" xlink:actuate="onLoad"/><draw:image xlink:href="./ObjectReplacements/Object 50" xlink:type="simple" xlink:show="embed" xlink:actuate="onLoad"/></draw:frame></text:span><text:span text:style-name="T19">,</text:span><text:span text:style-name="T3"> de section </text:span><text:span text:style-name="T3"><draw:frame draw:style-name="fr2" draw:name="Objet36" text:anchor-type="as-char" svg:y="-0.377cm" svg:width="0.443cm" svg:height="0.467cm" draw:z-index="8"><draw:object xlink:href="./Object 47" xlink:type="simple" xlink:show="embed" xlink:actuate="onLoad"/><draw:image xlink:href="./ObjectReplacements/Object 47" xlink:type="simple" xlink:show="embed" xlink:actuate="onLoad"/></draw:frame></text:span><text:span text:style-name="T3">, </text:span>en<draw:frame draw:style-name="fr5" draw:name="Objet4" text:anchor-type="as-char" svg:width="1.005cm" svg:height="0.467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 à <text:span text:style-name="T3">la date</text:span><draw:frame draw:style-name="fr5" draw:name="Objet5" text:anchor-type="as-char" svg:width="0.924cm" svg:height="0.467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3">. Ils diffusent de façon unidimensionnelle avec un coefficient de diffusion D.</text:span></text:p>
      <text:p text:style-name="P3"/>
      <text:p text:style-name="P12">- On veut étudier les variations avec <text:span text:style-name="T18">le temps</text:span><text:span text:style-name="T18"><draw:frame draw:style-name="fr2" draw:name="Objet37" text:anchor-type="as-char" svg:y="-0.377cm" svg:width="0.349cm" svg:height="0.467cm" draw:z-index="11"><draw:object xlink:href="./Object 48" xlink:type="simple" xlink:show="embed" xlink:actuate="onLoad"/><draw:image xlink:href="./ObjectReplacements/Object 48" xlink:type="simple" xlink:show="embed" xlink:actuate="onLoad"/></draw:frame></text:span> de la distance quadratique moyenne parcourue par les atomes à la date <draw:frame draw:style-name="fr2" draw:name="Objet38" text:anchor-type="as-char" svg:y="-0.377cm" svg:width="0.349cm" svg:height="0.467cm" draw:z-index="12"><draw:object xlink:href="./Object 49" xlink:type="simple" xlink:show="embed" xlink:actuate="onLoad"/><draw:image xlink:href="./ObjectReplacements/Object 49" xlink:type="simple" xlink:show="embed" xlink:actuate="onLoad"/></draw:frame>, <draw:frame draw:style-name="fr2" draw:name="Objet6" text:anchor-type="as-char" svg:y="-0.48cm" svg:width="1.625cm" svg:height="0.601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<text:p text:style-name="P12"/>
      <text:p text:style-name="P12"><text:tab/><text:span text:style-name="T4">2) Théorie</text:span></text:p>
      <text:p text:style-name="P12"/>
      <text:p text:style-name="P12">- En description continue, <text:span text:style-name="T18">et avec ces conditions initiales, </text:span>la solution de l'équation de diffusion<draw:frame draw:style-name="fr7" draw:name="Objet58" text:anchor-type="as-char" svg:y="-0.681cm" svg:width="2.339cm" svg:height="1.217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6">(où </text:span><text:span text:style-name="T6"><draw:frame draw:style-name="fr2" draw:name="Objet7" text:anchor-type="as-char" svg:y="-0.386cm" svg:width="1.348cm" svg:height="0.506cm" draw:z-index="40"><draw:object xlink:href="./Object 15" xlink:type="simple" xlink:show="embed" xlink:actuate="onLoad"/><draw:image xlink:href="./ObjectReplacements/Object 15" xlink:type="simple" xlink:show="embed" xlink:actuate="onLoad"/></draw:frame></text:span><text:span text:style-name="T6"><text:s/>est la densité particulaire) est </text:span><text:span text:style-name="T6"><draw:frame draw:style-name="fr5" draw:name="Objet78" text:anchor-type="as-char" svg:width="4.403cm" svg:height="1.175cm" draw:z-index="4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6">. Le calcul de la distance quadratique moyenne se calcule alors par </text:span><text:span text:style-name="T6"><draw:frame draw:style-name="fr2" draw:name="Objet8" text:anchor-type="as-char" svg:y="-0.711cm" svg:width="5.392cm" svg:height="1.152cm" draw:z-index="4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6">, ce qui donne </text:span><text:span text:style-name="T6"><draw:frame draw:style-name="fr3" draw:name="Objet82" text:anchor-type="as-char" svg:y="-0.561cm" svg:width="3.861cm" svg:height="0.728cm" draw:z-index="50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2"/>
      <text:p text:style-name="P2">- <text:span text:style-name="T6">D'autre part, on peut faire un modèle</text:span> probabiliste à une dimension<text:span text:style-name="T6"> avec les hypothèses suivantes</text:span>:</text:p>
      <text:p text:style-name="P2"/>
      <text:p text:style-name="P2"><text:tab/>- chaque atome <text:span text:style-name="T1">effectue </text:span>un<text:span text:style-name="T1">e succession de </text:span><text:s/>"pas"<text:span text:style-name="T1">, chaque pas est</text:span> de longueur <draw:frame draw:style-name="fr5" draw:name="Objet90" text:anchor-type="as-char" svg:width="0.332cm" svg:height="0.467cm" draw:z-index="0"><draw:object xlink:href="./Object 4" xlink:type="simple" xlink:show="embed" xlink:actuate="onLoad"/><draw:image xlink:href="./ObjectReplacements/Object 4" xlink:type="simple" xlink:show="embed" xlink:actuate="onLoad"/><svg:desc>formule</svg:desc></draw:frame>(le libre parcours moyen) <text:span text:style-name="T1">accompli </text:span>en une durée <draw:frame draw:style-name="fr5" draw:name="Objet91" text:anchor-type="as-char" svg:width="0.43cm" svg:height="0.245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(intervalle de temps moyen entre deux chocs), et <draw:frame draw:style-name="fr5" draw:name="Objet92" text:anchor-type="as-char" svg:width="1.18cm" svg:height="0.467cm" draw:z-index="2"><draw:object xlink:href="./Object 6" xlink:type="simple" xlink:show="embed" xlink:actuate="onLoad"/><draw:image xlink:href="./ObjectReplacements/Object 6" xlink:type="simple" xlink:show="embed" xlink:actuate="onLoad"/><svg:desc>formule</svg:desc></draw:frame>où <draw:frame draw:style-name="fr5" draw:name="Objet93" text:anchor-type="as-char" svg:width="0.425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text:s/>est la vitesse quadratique moyenne</text:p>
      <text:p text:style-name="P2"/>
      <text:p text:style-name="P2"><text:tab/>- égale probabilité 1/2 que le pas soit fait vers la gauche ou vers la droite<text:span text:style-name="T1"> ("marche au hasard")</text:span></text:p>
      <text:p text:style-name="P2"/>
      <text:p text:style-name="P16"><text:span text:style-name="T6"><text:tab/></text:span>-<text:span text:style-name="T6"> si on </text:span>note <draw:frame draw:style-name="fr5" draw:name="Objet94" text:anchor-type="as-char" svg:width="2.03cm" svg:height="0.531cm" draw:z-index="15"><draw:object xlink:href="./Object 1" xlink:type="simple" xlink:show="embed" xlink:actuate="onLoad"/><draw:image xlink:href="./ObjectReplacements/Object 1" xlink:type="simple" xlink:show="embed" xlink:actuate="onLoad"/><svg:desc>formule</svg:desc></draw:frame>la probabilité pour qu'<text:span text:style-name="T6">u</text:span>n atome soit à l'abscisse <draw:frame draw:style-name="fr5" draw:name="Objet95" text:anchor-type="as-char" svg:width="1.311cm" svg:height="0.531cm" draw:z-index="16"><draw:object xlink:href="./Object 2" xlink:type="simple" xlink:show="embed" xlink:actuate="onLoad"/><draw:image xlink:href="./ObjectReplacements/Object 2" xlink:type="simple" xlink:show="embed" xlink:actuate="onLoad"/><svg:desc>formule</svg:desc></draw:frame><text:s/>à la date <draw:frame draw:style-name="fr5" draw:name="Objet96" text:anchor-type="as-char" svg:width="2.621cm" svg:height="0.531cm" draw:z-index="17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7">, on a </text:span><text:span text:style-name="T7"><draw:frame draw:style-name="fr2" draw:name="Objet9" text:anchor-type="as-char" svg:y="-0.619cm" svg:width="7.027cm" svg:height="0.99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7">(l'atome était au pas précédent à gauche et il a fait un pas vers la droite, avec une probabilité 1/2, ou alors il était au pas précédent à droite et il a fait un pas vers la gauche, avec une probabilité 1/2); en supposant que </text:span><text:span text:style-name="T7"><draw:frame draw:style-name="fr2" draw:name="Objet12" text:anchor-type="as-char" svg:y="-0.386cm" svg:width="1.392cm" svg:height="0.506cm" draw:z-index="19"><draw:object xlink:href="./Object 22" xlink:type="simple" xlink:show="embed" xlink:actuate="onLoad"/><draw:image xlink:href="./ObjectReplacements/Object 22" xlink:type="simple" xlink:show="embed" xlink:actuate="onLoad"/></draw:frame></text:span><text:span text:style-name="T7">varie lentement à l'échelle de </text:span><text:span text:style-name="T7"><draw:frame draw:style-name="fr5" draw:name="Objet10" text:anchor-type="as-char" svg:width="0.332cm" svg:height="0.467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">et de</text:span><text:span text:style-name="T7"><draw:frame draw:style-name="fr5" draw:name="Objet11" text:anchor-type="as-char" svg:width="0.43cm" svg:height="0.245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">, un développement limité </text:span><text:span text:style-name="T19">(à l'ordre 1 en t et 2 en x) </text:span><text:span text:style-name="T7">conduit alors à </text:span><text:span text:style-name="T7"><draw:frame draw:style-name="fr7" draw:name="Objet13" text:anchor-type="as-char" svg:y="-0.739cm" svg:width="2.755cm" svg:height="1.226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">.</text:span></text:p>
      <text:p text:style-name="P17">L'identification avec l'équation de diffusion conduit alors à l'expression du coefficient de diffusion: <draw:frame draw:style-name="fr6" draw:name="Objet106" text:anchor-type="as-char" svg:y="-0.69cm" svg:width="1.683cm" svg:height="1.169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T8">.</text:span></text:p>
      <text:p text:style-name="P17"/>
      <text:p text:style-name="P18">- Le rapprochement des deux points de vue montre que finalement: <draw:frame draw:style-name="fr3" draw:name="Objet14" text:anchor-type="as-char" svg:y="-0.741cm" svg:width="1.859cm" svg:height="1.004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.</text:p>
      <text:p text:style-name="P18"/>
      <text:p text:style-name="P43">- Ce résultat peut aussi être établi en travaillant directement sur le modèle probabiliste.</text:p>
      <text:p text:style-name="P18"/>
      <text:p text:style-name="P18"><text:soft-page-break/></text:p>
      <text:p text:style-name="P18"><text:tab/><text:span text:style-name="T4">3) Principe de la simulation</text:span></text:p>
      <text:p text:style-name="P18"/>
      <text:p text:style-name="P18">- À la date <draw:frame draw:style-name="fr2" draw:name="Objet15" text:anchor-type="as-char" svg:y="-0.377cm" svg:width="0.924cm" svg:height="0.467cm" draw:z-index="25"><draw:object xlink:href="./Object 26" xlink:type="simple" xlink:show="embed" xlink:actuate="onLoad"/><draw:image xlink:href="./ObjectReplacements/Object 26" xlink:type="simple" xlink:show="embed" xlink:actuate="onLoad"/></draw:frame>, les <draw:frame draw:style-name="fr2" draw:name="Objet16" text:anchor-type="as-char" svg:y="-0.377cm" svg:width="0.679cm" svg:height="0.531cm" draw:z-index="26"><draw:object xlink:href="./Object 27" xlink:type="simple" xlink:show="embed" xlink:actuate="onLoad"/><draw:image xlink:href="./ObjectReplacements/Object 27" xlink:type="simple" xlink:show="embed" xlink:actuate="onLoad"/></draw:frame><text:s/>atomes sont à l'origine O du référentiel, leurs abscisses sont <draw:frame draw:style-name="fr2" draw:name="Objet18" text:anchor-type="as-char" svg:y="-0.377cm" svg:width="1.081cm" svg:height="0.531cm" draw:z-index="27"><draw:object xlink:href="./Object 29" xlink:type="simple" xlink:show="embed" xlink:actuate="onLoad"/><draw:image xlink:href="./ObjectReplacements/Object 29" xlink:type="simple" xlink:show="embed" xlink:actuate="onLoad"/></draw:frame>pour <draw:frame draw:style-name="fr2" draw:name="Objet19" text:anchor-type="as-char" svg:y="-0.377cm" svg:width="1.72cm" svg:height="0.531cm" draw:z-index="28"><draw:object xlink:href="./Object 30" xlink:type="simple" xlink:show="embed" xlink:actuate="onLoad"/><draw:image xlink:href="./ObjectReplacements/Object 30" xlink:type="simple" xlink:show="embed" xlink:actuate="onLoad"/></draw:frame><text:span text:style-name="T9">.</text:span></text:p>
      <text:p text:style-name="P18"/>
      <text:p text:style-name="P18">- À chaque pas<text:span text:style-name="T9"> d'indice j</text:span>:</text:p>
      <text:p text:style-name="P18"><text:tab/>- pour chaque atome i, on tire aléatoirement un entier <draw:frame draw:style-name="fr2" draw:name="Objet17" text:anchor-type="as-char" svg:y="-0.377cm" svg:width="1.406cm" svg:height="0.531cm" draw:z-index="29"><draw:object xlink:href="./Object 28" xlink:type="simple" xlink:show="embed" xlink:actuate="onLoad"/><draw:image xlink:href="./ObjectReplacements/Object 28" xlink:type="simple" xlink:show="embed" xlink:actuate="onLoad"/></draw:frame>(avec équiprobabilité des deux valeurs)</text:p>
      <text:p text:style-name="P18"><text:tab/>- on actualise les abscisses: <draw:frame draw:style-name="fr2" draw:name="Objet20" text:anchor-type="as-char" svg:y="-0.377cm" svg:width="1.97cm" svg:height="0.531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8"><text:tab/>- on calcule la moyenne des carrés des abscisses: <draw:frame draw:style-name="fr3" draw:name="Objet21" text:anchor-type="as-char" svg:y="-0.801cm" svg:width="2.887cm" svg:height="1.293cm" draw:z-index="38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12"/>
      <text:p text:style-name="P12"><text:span text:style-name="T16">- O</text:span>n trace<text:span text:style-name="T9"> enfin</text:span><draw:frame draw:style-name="fr2" draw:name="Objet2" text:anchor-type="as-char" svg:y="-0.437cm" svg:width="0.91cm" svg:height="0.547cm" draw:z-index="4"><draw:object xlink:href="./Object 9" xlink:type="simple" xlink:show="embed" xlink:actuate="onLoad"/><draw:image xlink:href="./ObjectReplacements/Object 9" xlink:type="simple" xlink:show="embed" xlink:actuate="onLoad"/><svg:desc>formule</svg:desc></draw:frame> en fonction de t</text:p>
      <text:p text:style-name="P37"/>
      <text:p text:style-name="P38"><text:tab/><text:span text:style-name="T11">4) Implémentation en Python</text:span></text:p>
      <text:p text:style-name="P19"/>
      <text:p text:style-name="P35">- Le tableau numpy x stocke les <text:span text:style-name="T24">abscisses</text:span> de <text:span text:style-name="T24">toutes les</text:span> particule<text:span text:style-name="T24">s</text:span>. Il <text:span text:style-name="T24">est</text:span> actualisé à chaque pas temporel.</text:p>
      <text:p text:style-name="P35"/>
      <text:p text:style-name="P39"><text:span text:style-name="T10">- Le tirage de </text:span><text:span text:style-name="T10"><draw:frame draw:style-name="fr2" draw:name="Objet1" text:anchor-type="as-char" svg:y="-0.377cm" svg:width="0.757cm" svg:height="0.467cm" draw:z-index="31"><draw:object xlink:href="./Object 8" xlink:type="simple" xlink:show="embed" xlink:actuate="onLoad"/><draw:image xlink:href="./ObjectReplacements/Object 8" xlink:type="simple" xlink:show="embed" xlink:actuate="onLoad"/></draw:frame></text:span><text:span text:style-name="T12">peut </text:span><text:span text:style-name="T10">se fai</text:span><text:span text:style-name="T12">re</text:span><text:span text:style-name="T10"> avec l'instruction random.choice(np.array([-1,1]) de numpy. On pourrait aussi utiliser -1+2*random.randint(0,2) car</text:span><text:span text:style-name="T12"> </text:span><text:span text:style-name="T10">random.randint(0,2)</text:span><text:span text:style-name="T12"> tire au hasard un entier entre 0 inclus et 2 exclu. On génère en fait directement tous les </text:span><text:span text:style-name="T12"><draw:frame draw:style-name="fr2" draw:name="Objet22" text:anchor-type="as-char" svg:y="-0.219cm" svg:width="0.524cm" svg:height="0.372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2">par random.choice(np.array([-1,1]),nbe_particules).</text:span></text:p>
      <text:p text:style-name="P20"/>
      <text:p text:style-name="P20">- Pour accélérer les calculs, au lieu de faire des boucles sur les différents atomes, on travaille directement sur les tableaux numpy, les opérations ainsi vectorialisées<text:span text:style-name="T19"> sont plus rapides</text:span>.</text:p>
      <text:p text:style-name="P20"/>
      <text:p text:style-name="P30">- Les valeurs de <draw:frame draw:style-name="fr1" draw:name="Objet40" text:anchor-type="as-char" svg:y="-0.489cm" svg:width="0.968cm" svg:height="0.646cm" draw:z-index="51"><draw:object xlink:href="./Object 51" xlink:type="simple" xlink:show="embed" xlink:actuate="onLoad"/><draw:image xlink:href="./ObjectReplacements/Object 51" xlink:type="simple" xlink:show="embed" xlink:actuate="onLoad"/><svg:desc>formule</svg:desc></draw:frame>sont stockées dans le tableau numpy nommé r2moyen. Le tableau nommé dates contient ce que dit son nom, et le tracé se fait par une plt.plot(dates,r2moyen), et on y superpose la courbe théorique<draw:frame draw:style-name="fr1" draw:name="Objet41" text:anchor-type="as-char" svg:y="-0.741cm" svg:width="1.856cm" svg:height="1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.</text:p>
      <text:p text:style-name="P20"/>
      <text:p text:style-name="P40"><text:span text:style-name="T10"><text:tab/></text:span><text:span text:style-name="T11">5) Résultats</text:span></text:p>
      <text:p text:style-name="P21"/>
      <text:p text:style-name="P41"><text:span text:style-name="T10">- Influence du nombre de particules: exécuter le script marche_au_hasard_influence_nombre_particules.py, qui fait une simulation à une dimension, pour 100 pas, avec respectivement 100, 1000 et 10000 particules. On remarque que l'accord avec </text:span><text:span text:style-name="T13">la prévision théorique</text:span><text:span text:style-name="T13"><draw:frame draw:style-name="fr1" draw:name="Objet23" text:anchor-type="as-char" svg:y="-0.741cm" svg:width="1.856cm" svg:height="1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3"> </text:span><text:span text:style-name="T10">e</text:span><text:span text:style-name="T14">s</text:span><text:span text:style-name="T10">t d'autant meilleur que le nombre de particules est grand</text:span><text:span text:style-name="T15"> et le nombre de pas grand.</text:span></text:p>
      <text:p text:style-name="P25"/>
      <text:p text:style-name="P25"/>
      <text:p text:style-name="P10">I<text:span text:style-name="T17">I</text:span> Simulation à <text:span text:style-name="T17">deux</text:span> dimension<text:span text:style-name="T17">s</text:span></text:p>
      <text:p text:style-name="P7"/>
      <text:p text:style-name="P4"><text:span text:style-name="T3"><text:tab/></text:span><text:span text:style-name="T5">1) Problème étudié</text:span></text:p>
      <text:p text:style-name="P4"/>
      <text:p text:style-name="P4">-<text:span text:style-name="T3">O</text:span>n dispose <draw:frame draw:style-name="fr5" draw:name="Objet24" text:anchor-type="as-char" svg:width="0.679cm" svg:height="0.531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text:s/>atome<text:span text:style-name="T2">s</text:span> <text:span text:style-name="T3">dans un</text:span><text:span text:style-name="T17"> plan</text:span><text:span text:style-name="T3">, </text:span><text:span text:style-name="T17">à l'origine O (</text:span><draw:frame draw:style-name="fr5" draw:name="Objet25" text:anchor-type="as-char" svg:width="1.005cm" svg:height="0.467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<text:span text:style-name="T17">et </text:span><text:span text:style-name="T17"><draw:frame draw:style-name="fr2" draw:name="Objet28" text:anchor-type="as-char" svg:y="-0.377cm" svg:width="1.041cm" svg:height="0.467cm" draw:z-index="47"><draw:object xlink:href="./Object 39" xlink:type="simple" xlink:show="embed" xlink:actuate="onLoad"/><draw:image xlink:href="./ObjectReplacements/Object 39" xlink:type="simple" xlink:show="embed" xlink:actuate="onLoad"/></draw:frame></text:span><text:span text:style-name="T17">)</text:span> à <text:span text:style-name="T3">la date</text:span><draw:frame draw:style-name="fr5" draw:name="Objet26" text:anchor-type="as-char" svg:width="0.924cm" svg:height="0.467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T3">. Ils diffusent avec un coefficient de diffusion D.</text:span></text:p>
      <text:p text:style-name="P4"/>
      <text:p text:style-name="P13"><text:soft-page-break/>- On veut étudier les variations avec t de la distance quadratique moyenne parcourue par les atomes à la date t, <draw:frame draw:style-name="fr2" draw:name="Objet27" text:anchor-type="as-char" svg:y="-0.48cm" svg:width="1.127cm" svg:height="0.589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T20">(avec </text:span><text:span text:style-name="T20"><draw:frame draw:style-name="fr2" draw:name="Objet42" text:anchor-type="as-char" svg:y="-0.437cm" svg:width="1.916cm" svg:height="0.527cm" draw:z-index="53"><draw:object xlink:href="./Object 53" xlink:type="simple" xlink:show="embed" xlink:actuate="onLoad"/><draw:image xlink:href="./ObjectReplacements/Object 53" xlink:type="simple" xlink:show="embed" xlink:actuate="onLoad"/></draw:frame></text:span><text:span text:style-name="T20">)</text:span></text:p>
      <text:p text:style-name="P13"/>
      <text:p text:style-name="P13"><text:tab/><text:span text:style-name="T4">2) Théorie</text:span></text:p>
      <text:p text:style-name="P13"/>
      <text:p text:style-name="P4"><text:span text:style-name="T17">- Dans le </text:span><text:span text:style-name="T6">modèle</text:span> probabiliste<text:span text:style-name="T17">,</text:span> <text:span text:style-name="T17">on fait</text:span><text:span text:style-name="T6"> les hypothèses suivantes</text:span>:</text:p>
      <text:p text:style-name="P4"/>
      <text:p text:style-name="P4"><text:tab/>- chaque atome <text:span text:style-name="T1">effectue </text:span>un<text:span text:style-name="T1">e succession de</text:span> « pas »<text:span text:style-name="T1">, chaque pas est</text:span> de longueur <draw:frame draw:style-name="fr5" draw:name="Objet30" text:anchor-type="as-char" svg:width="0.332cm" svg:height="0.467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(le libre parcours moyen) <text:span text:style-name="T1">accompli </text:span>en une durée <draw:frame draw:style-name="fr5" draw:name="Objet31" text:anchor-type="as-char" svg:width="0.43cm" svg:height="0.245cm" draw:z-index="42"><draw:object xlink:href="./Object 42" xlink:type="simple" xlink:show="embed" xlink:actuate="onLoad"/><draw:image xlink:href="./ObjectReplacements/Object 42" xlink:type="simple" xlink:show="embed" xlink:actuate="onLoad"/><svg:desc>formule</svg:desc></draw:frame>(intervalle de temps moyen entre deux chocs), et <draw:frame draw:style-name="fr5" draw:name="Objet32" text:anchor-type="as-char" svg:width="1.18cm" svg:height="0.467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où <draw:frame draw:style-name="fr5" draw:name="Objet33" text:anchor-type="as-char" svg:width="0.425cm" svg:height="0.467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text:s/>est la vitesse quadratique moyenne</text:p>
      <text:p text:style-name="P4"/>
      <text:p text:style-name="P22"><text:tab/>- <text:span text:style-name="T17">à chaque pas, la direction du vecteur vitesse varie aléatoirement: l'angle polaire </text:span><text:span text:style-name="T17"><draw:frame draw:style-name="fr2" draw:name="Objet34" text:anchor-type="as-char" svg:y="-0.305cm" svg:width="0.57cm" svg:height="0.459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17"><text:s/>du vecteur vitesse </text:span><text:span text:style-name="T21">de la iéme particule </text:span><text:span text:style-name="T17">peut prendre toutes les valeurs dans l'intervalle</text:span><text:span text:style-name="T17"><draw:frame draw:style-name="fr2" draw:name="Objet35" text:anchor-type="as-char" svg:y="-0.377cm" svg:width="1.385cm" svg:height="0.482cm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17">, avec une densité de probabilité uniforme.</text:span><text:span text:style-name="T20"> Le vecteur déplacement </text:span><text:span text:style-name="T21">de la ième particule </text:span><text:span text:style-name="T20">vaut donc </text:span><text:span text:style-name="T20"><draw:frame draw:style-name="fr2" draw:name="Objet43" text:anchor-type="as-char" svg:y="-0.446cm" svg:width="4.265cm" svg:height="0.63cm" draw:z-index="57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22"/>
      <text:p text:style-name="P26">- <text:span text:style-name="T17">Le même type d'étude qu'au I conduit au même résultat</text:span><text:span text:style-name="T17"><draw:frame draw:style-name="fr3" draw:name="Objet29" text:anchor-type="as-char" svg:y="-0.741cm" svg:width="1.859cm" svg:height="1.004cm" draw:z-index="39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<text:p text:style-name="P26"/>
      <text:p text:style-name="P28"><text:tab/><text:span text:style-name="T4">3) Implémentation en Python</text:span></text:p>
      <text:p text:style-name="P28"/>
      <text:p text:style-name="P33">- Les tableaux numpy x et y stockent les coordonnées de chaque particule. Ils sont actualisés à chaque pas temporel.</text:p>
      <text:p text:style-name="P33"/>
      <text:p text:style-name="P36">- L'instruction np.random.uniform(0,2*np.pi) permet de tirer aléatoirement une valeur <draw:frame draw:style-name="fr2" draw:name="Objet47" text:anchor-type="as-char" svg:y="-0.377cm" svg:width="1.385cm" svg:height="0.482cm" draw:z-index="58"><draw:object xlink:href="./Object 58" xlink:type="simple" xlink:show="embed" xlink:actuate="onLoad"/><draw:image xlink:href="./ObjectReplacements/Object 58" xlink:type="simple" xlink:show="embed" xlink:actuate="onLoad"/><svg:desc>formule</svg:desc></draw:frame>avec une densité de probabilité uniforme. En fait, on tire, pour chaque pas temporel, l'ensemble des angles<draw:frame draw:style-name="fr2" draw:name="Objet48" text:anchor-type="as-char" svg:y="-0.305cm" svg:width="0.57cm" svg:height="0.459cm" draw:z-index="78"><draw:object xlink:href="./Object 59" xlink:type="simple" xlink:show="embed" xlink:actuate="onLoad"/><draw:image xlink:href="./ObjectReplacements/Object 59" xlink:type="simple" xlink:show="embed" xlink:actuate="onLoad"/><svg:desc>formule</svg:desc></draw:frame>par theta=np.random.uniform(0,2*np.pi,nbe_particules), et l'actualisation des tableaux x et y se fait globalement (opération vectorialisée plus rapide).</text:p>
      <text:p text:style-name="P33"/>
      <text:p text:style-name="P31">- Les valeurs de <draw:frame draw:style-name="fr1" draw:name="Objet44" text:anchor-type="as-char" svg:y="-0.489cm" svg:width="0.968cm" svg:height="0.646cm" draw:z-index="54"><draw:object xlink:href="./Object 55" xlink:type="simple" xlink:show="embed" xlink:actuate="onLoad"/><draw:image xlink:href="./ObjectReplacements/Object 55" xlink:type="simple" xlink:show="embed" xlink:actuate="onLoad"/><svg:desc>formule</svg:desc></draw:frame>sont stockées dans le tableau numpy nommé r2moyen. Le tableau nommé dates contient ce que dit son nom, et le tracé se fait par un plt.plot(dates,r2moyen), et on y superpose la courbe théorique<draw:frame draw:style-name="fr1" draw:name="Objet45" text:anchor-type="as-char" svg:y="-0.741cm" svg:width="1.856cm" svg:height="1cm" draw:z-index="55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<text:p text:style-name="P28"/>
      <text:p text:style-name="P28">-<text:span text:style-name="T21"> </text:span>Exécuter le script marche_au_hasard_2D_avec_anim.py: outre le tracé de <draw:frame draw:style-name="fr1" draw:name="Objet46" text:anchor-type="as-char" svg:y="-0.489cm" svg:width="0.968cm" svg:height="0.646cm" draw:z-index="56"><draw:object xlink:href="./Object 57" xlink:type="simple" xlink:show="embed" xlink:actuate="onLoad"/><draw:image xlink:href="./ObjectReplacements/Object 57" xlink:type="simple" xlink:show="embed" xlink:actuate="onLoad"/><svg:desc>formule</svg:desc></draw:frame><text:span text:style-name="T21">, en fonction du temps, il permet d'avoir une animation du déplacement des particules.</text:span><text:span text:style-name="T22"> On constate que la loi </text:span><text:span text:style-name="T22"><draw:frame draw:style-name="fr1" draw:name="Objet49" text:anchor-type="as-char" svg:y="-0.741cm" svg:width="1.856cm" svg:height="1cm" draw:z-index="59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2">est bien accord avec la simulation.</text:span></text:p>
      <text:p text:style-name="P28"/>
      <text:p text:style-name="P11">I<text:span text:style-name="T17">I</text:span><text:span text:style-name="T22">I</text:span> Simulation à <text:span text:style-name="T22">trois</text:span> dimension<text:span text:style-name="T17">s</text:span></text:p>
      <text:p text:style-name="P8"/>
      <text:p text:style-name="P5"><text:span text:style-name="T3"><text:tab/></text:span><text:span text:style-name="T5">1) Problème étudié</text:span></text:p>
      <text:p text:style-name="P5"/>
      <text:p text:style-name="P5">-<text:span text:style-name="T3">O</text:span>n dispose <draw:frame draw:style-name="fr5" draw:name="Objet50" text:anchor-type="as-char" svg:width="0.679cm" svg:height="0.531cm" draw:z-index="60"><draw:object xlink:href="./Object 61" xlink:type="simple" xlink:show="embed" xlink:actuate="onLoad"/><draw:image xlink:href="./ObjectReplacements/Object 61" xlink:type="simple" xlink:show="embed" xlink:actuate="onLoad"/><svg:desc>formule</svg:desc></draw:frame><text:s/>atome<text:span text:style-name="T2">s</text:span> <text:span text:style-name="T3">dans </text:span><text:span text:style-name="T22">l'espace</text:span><text:span text:style-name="T3">, </text:span><text:span text:style-name="T17">à l'origine O </text:span><text:span text:style-name="T22"><text:s/>du référentiel</text:span><text:span text:style-name="T17">(</text:span><draw:frame draw:style-name="fr5" draw:name="Objet51" text:anchor-type="as-char" svg:width="1.005cm" svg:height="0.467cm" draw:z-index="61"><draw:object xlink:href="./Object 62" xlink:type="simple" xlink:show="embed" xlink:actuate="onLoad"/><draw:image xlink:href="./ObjectReplacements/Object 62" xlink:type="simple" xlink:show="embed" xlink:actuate="onLoad"/><svg:desc>formule</svg:desc></draw:frame><text:span text:style-name="T22">,</text:span><text:span text:style-name="T17"><draw:frame draw:style-name="fr2" draw:name="Objet52" text:anchor-type="as-char" svg:y="-0.377cm" svg:width="1.041cm" svg:height="0.467cm" draw:z-index="62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2">et </text:span><text:span text:style-name="T22"><draw:frame draw:style-name="fr2" draw:name="Objet71" text:anchor-type="as-char" svg:y="-0.377cm" svg:width="0.981cm" svg:height="0.467cm" draw:z-index="7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7">)</text:span> à <text:span text:style-name="T3">la date</text:span><draw:frame draw:style-name="fr5" draw:name="Objet53" text:anchor-type="as-char" svg:width="0.924cm" svg:height="0.467cm" draw:z-index="63"><draw:object xlink:href="./Object 64" xlink:type="simple" xlink:show="embed" xlink:actuate="onLoad"/><draw:image xlink:href="./ObjectReplacements/Object 64" xlink:type="simple" xlink:show="embed" xlink:actuate="onLoad"/><svg:desc>formule</svg:desc></draw:frame><text:span text:style-name="T3">. Ils diffusent avec un coefficient de diffusion D.</text:span></text:p>
      <text:p text:style-name="P5"/>
      <text:p text:style-name="P14">- On veut étudier les variations avec t de la distance quadratique moyenne parcourue par les atomes à la date t, <draw:frame draw:style-name="fr2" draw:name="Objet54" text:anchor-type="as-char" svg:y="-0.48cm" svg:width="1.127cm" svg:height="0.589cm" draw:z-index="64"><draw:object xlink:href="./Object 65" xlink:type="simple" xlink:show="embed" xlink:actuate="onLoad"/><draw:image xlink:href="./ObjectReplacements/Object 65" xlink:type="simple" xlink:show="embed" xlink:actuate="onLoad"/><svg:desc>formule</svg:desc></draw:frame><text:span text:style-name="T20">(avec </text:span><text:span text:style-name="T20"><draw:frame draw:style-name="fr2" draw:name="Objet55" text:anchor-type="as-char" svg:y="-0.437cm" svg:width="2.538cm" svg:height="0.527cm" draw:z-index="65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0">)</text:span></text:p>
      <text:p text:style-name="P14"/>
      <text:p text:style-name="P14"><text:soft-page-break/><text:tab/><text:span text:style-name="T4">2) Théorie</text:span></text:p>
      <text:p text:style-name="P14"/>
      <text:p text:style-name="P5"><text:span text:style-name="T17">- Dans le </text:span><text:span text:style-name="T6">modèle</text:span> probabiliste<text:span text:style-name="T17">,</text:span> <text:span text:style-name="T17">on fait</text:span><text:span text:style-name="T6"> les hypothèses suivantes</text:span>:</text:p>
      <text:p text:style-name="P5"/>
      <text:p text:style-name="P5"><text:tab/>- chaque atome <text:span text:style-name="T1">effectue </text:span>un<text:span text:style-name="T1">e succession de</text:span> « pas »<text:span text:style-name="T1">, chaque pas est</text:span> de longueur <draw:frame draw:style-name="fr5" draw:name="Objet56" text:anchor-type="as-char" svg:width="0.332cm" svg:height="0.467cm" draw:z-index="66"><draw:object xlink:href="./Object 67" xlink:type="simple" xlink:show="embed" xlink:actuate="onLoad"/><draw:image xlink:href="./ObjectReplacements/Object 67" xlink:type="simple" xlink:show="embed" xlink:actuate="onLoad"/><svg:desc>formule</svg:desc></draw:frame>(le libre parcours moyen) <text:span text:style-name="T1">accompli </text:span>en une durée <draw:frame draw:style-name="fr5" draw:name="Objet57" text:anchor-type="as-char" svg:width="0.43cm" svg:height="0.245cm" draw:z-index="67"><draw:object xlink:href="./Object 68" xlink:type="simple" xlink:show="embed" xlink:actuate="onLoad"/><draw:image xlink:href="./ObjectReplacements/Object 68" xlink:type="simple" xlink:show="embed" xlink:actuate="onLoad"/><svg:desc>formule</svg:desc></draw:frame>(intervalle de temps moyen entre deux chocs), et <draw:frame draw:style-name="fr5" draw:name="Objet59" text:anchor-type="as-char" svg:width="1.18cm" svg:height="0.467cm" draw:z-index="68"><draw:object xlink:href="./Object 69" xlink:type="simple" xlink:show="embed" xlink:actuate="onLoad"/><draw:image xlink:href="./ObjectReplacements/Object 69" xlink:type="simple" xlink:show="embed" xlink:actuate="onLoad"/><svg:desc>formule</svg:desc></draw:frame>où <draw:frame draw:style-name="fr5" draw:name="Objet60" text:anchor-type="as-char" svg:width="0.425cm" svg:height="0.467cm" draw:z-index="69"><draw:object xlink:href="./Object 70" xlink:type="simple" xlink:show="embed" xlink:actuate="onLoad"/><draw:image xlink:href="./ObjectReplacements/Object 70" xlink:type="simple" xlink:show="embed" xlink:actuate="onLoad"/><svg:desc>formule</svg:desc></draw:frame><text:s/>est la vitesse quadratique moyenne</text:p>
      <text:p text:style-name="P5"/>
      <text:p text:style-name="P24"><text:tab/>- <text:span text:style-name="T17">à chaque pas, la direction du vecteur vitesse varie aléatoirement</text:span><text:span text:style-name="T22">. La direction du vecteur déplacement </text:span><text:span text:style-name="T21">de la iéme particule </text:span><text:span text:style-name="T22">est caractérisée par les deux angles</text:span><text:span text:style-name="T17"><draw:frame draw:style-name="fr2" draw:name="Objet61" text:anchor-type="as-char" svg:y="-0.386cm" svg:width="1.436cm" svg:height="0.54cm" draw:z-index="70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3">. </text:span><text:span text:style-name="T21"><text:s/></text:span><text:span text:style-name="T21"><draw:frame draw:style-name="fr2" draw:name="Objet72" text:anchor-type="as-char" svg:y="-0.305cm" svg:width="0.57cm" svg:height="0.459cm" draw:z-index="80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17">peut prendre toutes les valeurs dans l'intervalle</text:span><text:span text:style-name="T17"><draw:frame draw:style-name="fr2" draw:name="Objet62" text:anchor-type="as-char" svg:y="-0.377cm" svg:width="1.228cm" svg:height="0.482cm" draw:z-index="71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7">, avec une densité de probabilité uniforme</text:span><text:span text:style-name="T23">, et</text:span><text:span text:style-name="T23"><draw:frame draw:style-name="fr2" draw:name="Objet73" text:anchor-type="as-char" svg:y="-0.213cm" svg:width="0.589cm" svg:height="0.369cm" draw:z-index="8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7">peut prendre toutes les va</text:span><draw:frame draw:style-name="fr4" draw:name="Objet75" text:anchor-type="char" svg:x="0.072cm" svg:y="0.155cm" svg:width="5.394cm" svg:height="5.493cm" draw:z-index="5"><draw:object xlink:href="./Object 85" xlink:type="simple" xlink:show="embed" xlink:actuate="onLoad"/><draw:image xlink:href="./ObjectReplacements/Object 85" xlink:type="simple" xlink:show="embed" xlink:actuate="onLoad"/></draw:frame><text:span text:style-name="T17">leurs dans l'intervalle</text:span><text:span text:style-name="T17"><draw:frame draw:style-name="fr2" draw:name="Objet74" text:anchor-type="as-char" svg:y="-0.377cm" svg:width="1.385cm" svg:height="0.482cm" draw:z-index="82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7">, avec une densité de probabilité uniforme.</text:span><text:span text:style-name="T20"> Le vecteur déplacement </text:span><text:span text:style-name="T21">de la ième particule </text:span><text:span text:style-name="T20">vaut donc </text:span><text:span text:style-name="T20"><draw:frame draw:style-name="fr2" draw:name="Objet63" text:anchor-type="as-char" svg:y="-0.446cm" svg:width="7.833cm" svg:height="0.63cm" draw:z-index="72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<text:p text:style-name="P23"/>
      <text:p text:style-name="P23"/>
      <text:p text:style-name="P23"/>
      <text:p text:style-name="P23"/>
      <text:p text:style-name="P23"/>
      <text:p text:style-name="P27">- <text:span text:style-name="T17">Le même type d'étude qu'au I conduit au même résultat</text:span><text:span text:style-name="T17"><draw:frame draw:style-name="fr3" draw:name="Objet64" text:anchor-type="as-char" svg:y="-0.741cm" svg:width="1.859cm" svg:height="1.004cm" draw:z-index="73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p>
      <text:p text:style-name="P27"/>
      <text:p text:style-name="P29"><text:tab/><text:span text:style-name="T4">3) Implémentation en Python</text:span></text:p>
      <text:p text:style-name="P29"/>
      <text:p text:style-name="P34">- Les tableaux numpy x<text:span text:style-name="T23">, y</text:span> et <text:span text:style-name="T23">z</text:span> stockent les coordonnées de chaque particule. Ils sont actualisés à chaque pas temporel.</text:p>
      <text:p text:style-name="P34"/>
      <text:p text:style-name="P36">- <text:span text:style-name="T23">O</text:span>n tire, pour chaque pas temporel, l'ensemble des angles<draw:frame draw:style-name="fr2" draw:name="Objet66" text:anchor-type="as-char" svg:y="-0.305cm" svg:width="0.57cm" svg:height="0.459cm" draw:z-index="74"><draw:object xlink:href="./Object 76" xlink:type="simple" xlink:show="embed" xlink:actuate="onLoad"/><draw:image xlink:href="./ObjectReplacements/Object 76" xlink:type="simple" xlink:show="embed" xlink:actuate="onLoad"/><svg:desc>formule</svg:desc></draw:frame><text:span text:style-name="T23">et </text:span><text:span text:style-name="T23"><draw:frame draw:style-name="fr2" draw:name="Objet65" text:anchor-type="as-char" svg:y="-0.213cm" svg:width="0.589cm" svg:height="0.369cm" draw:z-index="83"><draw:object xlink:href="./Object 75" xlink:type="simple" xlink:show="embed" xlink:actuate="onLoad"/><draw:image xlink:href="./ObjectReplacements/Object 75" xlink:type="simple" xlink:show="embed" xlink:actuate="onLoad"/></draw:frame></text:span><text:span text:style-name="T23"><text:s/></text:span>par np.random.uniform, et l'actualisation des tableaux x<text:span text:style-name="T23">, y</text:span> et <text:span text:style-name="T23">z</text:span> se fait globalement (opération vectorialisée plus rapide).</text:p>
      <text:p text:style-name="P34"/>
      <text:p text:style-name="P32">- Les valeurs de <draw:frame draw:style-name="fr1" draw:name="Objet67" text:anchor-type="as-char" svg:y="-0.489cm" svg:width="0.968cm" svg:height="0.646cm" draw:z-index="75"><draw:object xlink:href="./Object 77" xlink:type="simple" xlink:show="embed" xlink:actuate="onLoad"/><draw:image xlink:href="./ObjectReplacements/Object 77" xlink:type="simple" xlink:show="embed" xlink:actuate="onLoad"/><svg:desc>formule</svg:desc></draw:frame>sont stockées dans le tableau numpy nommé r2moyen. Le tableau nommé dates contient ce que dit son nom, et le tracé se fait par un plt.plot(dates,r2moyen), et on y superpose la courbe théorique<draw:frame draw:style-name="fr1" draw:name="Objet68" text:anchor-type="as-char" svg:y="-0.741cm" svg:width="1.856cm" svg:height="1cm" draw:z-index="76"><draw:object xlink:href="./Object 78" xlink:type="simple" xlink:show="embed" xlink:actuate="onLoad"/><draw:image xlink:href="./ObjectReplacements/Object 78" xlink:type="simple" xlink:show="embed" xlink:actuate="onLoad"/><svg:desc>formule</svg:desc></draw:frame>.</text:p>
      <text:p text:style-name="P29"/>
      <text:p text:style-name="P29">-<text:span text:style-name="T21"> </text:span>Exécuter le <text:span text:style-name="T25">script </text:span>marche_au_hasard.py: <text:span text:style-name="T23">il reprend le tracé de </text:span><text:span text:style-name="T23"><draw:frame draw:style-name="fr1" draw:name="Objet69" text:anchor-type="as-char" svg:y="-0.489cm" svg:width="0.968cm" svg:height="0.646cm" draw:z-index="84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23"><text:s/>pour les cas 1D, 2D et 3D</text:span><text:span text:style-name="T21">.</text:span><text:span text:style-name="T22"> On constate que la loi </text:span><text:span text:style-name="T22"><draw:frame draw:style-name="fr1" draw:name="Objet70" text:anchor-type="as-char" svg:y="-0.741cm" svg:width="1.856cm" svg:height="1cm" draw:z-index="7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22">est bien accord avec la simulation.</text:span></text:p>
      <text:p text:style-name="P29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5:42:07.337000000</meta:creation-date>
    <dc:date>2021-11-13T19:09:12.288000000</dc:date>
    <meta:editing-duration>PT3H13M12S</meta:editing-duration>
    <meta:editing-cycles>15</meta:editing-cycles>
    <meta:generator>LibreOffice/7.1.6.2$Windows_X86_64 LibreOffice_project/0e133318fcee89abacd6a7d077e292f1145735c3</meta:generator>
    <meta:document-statistic meta:table-count="0" meta:image-count="0" meta:object-count="85" meta:page-count="4" meta:paragraph-count="57" meta:word-count="1129" meta:character-count="6810" meta:non-whitespace-character-count="5697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x</mi>
              <mi>n</mi>
            </msub>
            <mi>,</mi>
            <msub>
              <mi>t</mi>
              <mrow>
                <mi>N</mi>
                <mo stretchy="false">+</mo>
                <mn>1</mn>
              </mrow>
            </msub>
          </mrow>
        </mrow>
        <mo fence="true" stretchy="false">)</mo>
      </mrow>
    </mrow>
    <annotation encoding="StarMath 5.0">p(x_n ,t_{N+1})</annotation>
  </semantics>
</math>
</file>

<file path=Object 1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1/content.xml><?xml version="1.0" encoding="utf-8"?>
<math xmlns="http://www.w3.org/1998/Math/MathML" display="block">
  <semantics>
    <mrow>
      <mi>x</mi>
      <mo stretchy="false">=</mo>
      <mn>0</mn>
    </mrow>
    <annotation encoding="StarMath 5.0"> x=0</annotation>
  </semantics>
</math>
</file>

<file path=Object 12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3/content.xml><?xml version="1.0" encoding="utf-8"?>
<math xmlns="http://www.w3.org/1998/Math/MathML" display="block">
  <semantics>
    <mrow>
      <msqrt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</msqrt>
      <mrow>
        <mo fence="true" form="prefix" stretchy="false">(</mo>
        <mrow>
          <mi>t</mi>
        </mrow>
        <mo fence="true" form="postfix" stretchy="false">)</mo>
      </mrow>
    </mrow>
    <annotation encoding="StarMath 5.0">sqrt{ langle r^2   rangle  } ( t )</annotation>
  </semantics>
</math>
</file>

<file path=Object 14/content.xml><?xml version="1.0" encoding="utf-8"?>
<math xmlns="http://www.w3.org/1998/Math/MathML" display="block">
  <semantics>
    <mrow>
      <mi>D</mi>
      <mrow>
        <mfrac>
          <mrow>
            <msup>
              <mo stretchy="false">∂</mo>
              <mn>2</mn>
            </msup>
            <mi>n</mi>
          </mrow>
          <mrow>
            <mo stretchy="false">∂</mo>
            <msup>
              <mi>x</mi>
              <mn>2</mn>
            </msup>
          </mrow>
        </mfrac>
        <mo stretchy="false">=</mo>
        <mfrac>
          <mrow>
            <mo stretchy="false">∂</mo>
            <mi>n</mi>
          </mrow>
          <mrow>
            <mo stretchy="false">∂</mo>
            <mi>t</mi>
          </mrow>
        </mfrac>
      </mrow>
    </mrow>
    <annotation encoding="StarMath 5.0">D {partial^2 n} over {partial x^2}={partial n} over {partial t}</annotation>
  </semantics>
</math>
</file>

<file path=Object 15/content.xml><?xml version="1.0" encoding="utf-8"?>
<math xmlns="http://www.w3.org/1998/Math/MathML" display="block">
  <semantics>
    <mrow>
      <mi>n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n(x,t)</annotation>
  </semantics>
</math>
</file>

<file path=Object 1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frac>
          <msub>
            <mi>N</mi>
            <mn>0</mn>
          </msub>
          <mrow>
            <mi>S</mi>
            <msqrt>
              <mrow>
                <mn>4</mn>
                <mi mathvariant="normal">π</mi>
                <mi>D</mi>
                <mi>t</mi>
              </mrow>
            </msqrt>
          </mrow>
        </mfrac>
      </mrow>
      <msup>
        <mi>e</mi>
        <mrow>
          <mo stretchy="false">−</mo>
          <mfrac>
            <msup>
              <mi>x</mi>
              <mn>2</mn>
            </msup>
            <mrow>
              <mn>4</mn>
              <mi>D</mi>
              <mi>t</mi>
            </mrow>
          </mfrac>
        </mrow>
      </msup>
    </mrow>
    <annotation encoding="StarMath 5.0">n(x,t)={N_0} over {S sqrt{4%pi D t}} e^{-{{x^2} over {4D t}}}</annotation>
  </semantics>
</math>
</file>

<file path=Object 17/content.xml><?xml version="1.0" encoding="utf-8"?>
<math xmlns="http://www.w3.org/1998/Math/MathML" display="block">
  <semantics>
    <mrow>
      <msqrt>
        <mrow>
          <mo fence="true" form="prefix" stretchy="true">⟨</mo>
          <mrow>
            <msup>
              <mi>x</mi>
              <mn>2</mn>
            </msup>
          </mrow>
          <mo fence="true" form="postfix" stretchy="true">⟩</mo>
        </mrow>
      </msqrt>
      <mo stretchy="false">=</mo>
      <msqrt>
        <mrow>
          <mo fence="true" form="prefix" stretchy="true">⟨</mo>
          <mrow>
            <msup>
              <mi>r</mi>
              <mn>2</mn>
            </msup>
          </mrow>
          <mo fence="true" form="postfix" stretchy="true">⟩</mo>
        </mrow>
      </msqrt>
      <mo stretchy="false">=</mo>
      <msqrt>
        <mrow>
          <mn>2</mn>
          <mi>D</mi>
          <mi>t</mi>
        </mrow>
      </msqrt>
    </mrow>
    <annotation encoding="StarMath 5.0">sqrt{ left langle x^2 right rangle  }=sqrt{ left langle r^2 right rangle  }=sqrt{2 D t}</annotation>
  </semantics>
</math>
</file>

<file path=Object 18/content.xml><?xml version="1.0" encoding="utf-8"?>
<math xmlns="http://www.w3.org/1998/Math/MathML" display="block">
  <semantics>
    <mrow>
      <msqrt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</msqrt>
      <mo stretchy="false">=</mo>
      <msqrt>
        <mrow>
          <mfrac>
            <mn>1</mn>
            <msub>
              <mi>N</mi>
              <mn>0</mn>
            </msub>
          </mfrac>
          <mrow>
            <munderover>
              <mo stretchy="false">∫</mo>
              <mrow>
                <mo stretchy="false">−</mo>
                <mi mathvariant="normal">∞</mi>
              </mrow>
              <mi mathvariant="normal">∞</mi>
            </munderover>
            <mrow>
              <msup>
                <mi>x</mi>
                <mn>2</mn>
              </msup>
              <mi>n</mi>
              <mrow>
                <mo fence="true" form="prefix" stretchy="false">(</mo>
                <mrow>
                  <mrow>
                    <mi>x</mi>
                    <mi>,</mi>
                    <mi>t</mi>
                  </mrow>
                </mrow>
                <mo fence="true" form="postfix" stretchy="false">)</mo>
              </mrow>
              <mn>.</mn>
              <mi>S</mi>
              <mn>.</mn>
              <mi mathvariant="italic">dx</mi>
            </mrow>
          </mrow>
        </mrow>
      </msqrt>
    </mrow>
    <annotation encoding="StarMath 5.0">sqrt{ langle r^2   rangle  }=sqrt{ { 1 over N_0 } int from{ -infinity } to{ infinity }{ x^2 n(x,t).S.dx }}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x</mi>
                <mi>n</mi>
              </msub>
              <mi>,</mi>
              <msub>
                <mi>t</mi>
                <mrow>
                  <mi>N</mi>
                  <mo stretchy="false">+</mo>
                  <mn>1</mn>
                </mrow>
              </msub>
            </mrow>
          </mrow>
          <mo fence="true" form="postfix" stretchy="false">)</mo>
        </mrow>
        <mo stretchy="false">=</mo>
        <mfrac>
          <mn>1</mn>
          <mn>2</mn>
        </mfrac>
      </mrow>
      <mi>p</mi>
      <mrow>
        <mrow>
          <mo fence="true" form="prefix" stretchy="false">(</mo>
          <mrow>
            <mrow>
              <msub>
                <mi>x</mi>
                <mrow>
                  <mi>n</mi>
                  <mo stretchy="false">−</mo>
                  <mn>1</mn>
                </mrow>
              </msub>
              <mi>,</mi>
              <msub>
                <mi>t</mi>
                <mi>N</mi>
              </msub>
            </mrow>
          </mrow>
          <mo fence="true" form="postfix" stretchy="false">)</mo>
        </mrow>
        <mo stretchy="false">+</mo>
        <mfrac>
          <mn>1</mn>
          <mn>2</mn>
        </mfrac>
      </mrow>
      <mi>p</mi>
      <mrow>
        <mo fence="true" form="prefix" stretchy="false">(</mo>
        <mrow>
          <mrow>
            <msub>
              <mi>x</mi>
              <mrow>
                <mi>n</mi>
                <mo stretchy="false">+</mo>
                <mn>1</mn>
              </mrow>
            </msub>
            <mi>,</mi>
            <msub>
              <mi>t</mi>
              <mi>N</mi>
            </msub>
          </mrow>
        </mrow>
        <mo fence="true" form="postfix" stretchy="false">)</mo>
      </mrow>
    </mrow>
    <annotation encoding="StarMath 5.0">p(x_n ,t_{N+1})={ 1 over 2 }p(x_{n-1} ,t_{N})+{ 1 over 2 }p(x_{n+1} ,t_{N})</annotation>
  </semantics>
</math>
</file>

<file path=Object 2/content.xml><?xml version="1.0" encoding="utf-8"?>
<math xmlns="http://www.w3.org/1998/Math/MathML" display="block">
  <semantics>
    <mrow>
      <mrow>
        <msub>
          <mi>x</mi>
          <mi>n</mi>
        </msub>
        <mo stretchy="false">=</mo>
        <mi>n</mi>
      </mrow>
      <mover accent="true">
        <mi>l</mi>
        <mo>¯</mo>
      </mover>
    </mrow>
    <annotation encoding="StarMath 5.0">x_n =n overline{l}</annotation>
  </semantics>
</math>
</file>

<file path=Object 20/content.xml><?xml version="1.0" encoding="utf-8"?>
<math xmlns="http://www.w3.org/1998/Math/MathML" display="block">
  <semantics>
    <mover accent="true">
      <mi>l</mi>
      <mo>¯</mo>
    </mover>
    <annotation encoding="StarMath 5.0">overline{l}</annotation>
  </semantics>
</math>
</file>

<file path=Object 21/content.xml><?xml version="1.0" encoding="utf-8"?>
<math xmlns="http://www.w3.org/1998/Math/MathML" display="block">
  <semantics>
    <mi mathvariant="normal">τ</mi>
    <annotation encoding="StarMath 5.0">%tau</annotation>
  </semantics>
</math>
</file>

<file path=Object 2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p(x,t) </annotation>
  </semantics>
</math>
</file>

<file path=Object 23/content.xml><?xml version="1.0" encoding="utf-8"?>
<math xmlns="http://www.w3.org/1998/Math/MathML" display="block">
  <semantics>
    <mrow>
      <mfrac>
        <mn>1</mn>
        <mn>2</mn>
      </mfrac>
      <mfrac>
        <mover accent="true">
          <msup>
            <mi>l</mi>
            <mn>2</mn>
          </msup>
          <mo>¯</mo>
        </mover>
        <mover accent="true">
          <mi mathvariant="normal">τ</mi>
          <mo>¯</mo>
        </mover>
      </mfrac>
      <mrow>
        <mfrac>
          <mrow>
            <msup>
              <mo stretchy="false">∂</mo>
              <mn>2</mn>
            </msup>
            <mi>p</mi>
          </mrow>
          <mrow>
            <mo stretchy="false">∂</mo>
            <msup>
              <mi>x</mi>
              <mn>2</mn>
            </msup>
          </mrow>
        </mfrac>
        <mo stretchy="false">=</mo>
        <mfrac>
          <mrow>
            <mo stretchy="false">∂</mo>
            <mi>p</mi>
          </mrow>
          <mrow>
            <mo stretchy="false">∂</mo>
            <mi>t</mi>
          </mrow>
        </mfrac>
      </mrow>
    </mrow>
    <annotation encoding="StarMath 5.0">{1 over 2} {overline{l}^2  over overline{%tau}} {partial^2 p} over {partial x^2}={partial p} over {partial t}</annotation>
  </semantics>
</math>
</file>

<file path=Object 24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frac>
        <mover accent="true">
          <msup>
            <mi>l</mi>
            <mn>2</mn>
          </msup>
          <mo>¯</mo>
        </mover>
        <mover accent="true">
          <mi mathvariant="normal">τ</mi>
          <mo>¯</mo>
        </mover>
      </mfrac>
    </mrow>
    <annotation encoding="StarMath 5.0">D={1 over 2} {overline{l}^2  over overline{%tau}}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  <mo stretchy="false">=</mo>
        <mfrac>
          <mover accent="true">
            <msup>
              <mi>l</mi>
              <mn>2</mn>
            </msup>
            <mo>¯</mo>
          </mover>
          <mover accent="true">
            <mi>τ</mi>
            <mo>¯</mo>
          </mover>
        </mfrac>
      </mrow>
      <mi>t</mi>
    </mrow>
    <annotation encoding="StarMath 5.0"> langle r^2   rangle  ={overline{l}^2  over overline{%tau}} t</annotation>
  </semantics>
</math>
</file>

<file path=Object 26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28/content.xml><?xml version="1.0" encoding="utf-8"?>
<math xmlns="http://www.w3.org/1998/Math/MathML" display="block">
  <semantics>
    <mrow>
      <msub>
        <mi>ϵ</mi>
        <mi>i</mi>
      </msub>
      <mo stretchy="false">=</mo>
      <mrow>
        <mo stretchy="false">±</mo>
        <mn>1</mn>
      </mrow>
    </mrow>
    <annotation encoding="StarMath 5.0">%epsilon_i=+-1</annotation>
  </semantics>
</math>
</file>

<file path=Object 29/content.xml><?xml version="1.0" encoding="utf-8"?>
<math xmlns="http://www.w3.org/1998/Math/MathML" display="block">
  <semantics>
    <mrow>
      <msub>
        <mi>x</mi>
        <mi>i</mi>
      </msub>
      <mo stretchy="false">=</mo>
      <mn>0</mn>
    </mrow>
    <annotation encoding="StarMath 5.0">x_i=0 </annotation>
  </semantics>
</math>
</file>

<file path=Object 3/content.xml><?xml version="1.0" encoding="utf-8"?>
<math xmlns="http://www.w3.org/1998/Math/MathML" display="block">
  <semantics>
    <mrow>
      <mrow>
        <msub>
          <mi>t</mi>
          <mrow>
            <mi>N</mi>
            <mo stretchy="false">+</mo>
            <mn>1</mn>
          </mrow>
        </msub>
        <mo stretchy="false">=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i mathvariant="normal">τ</mi>
    </mrow>
    <annotation encoding="StarMath 5.0">t_{N+1} =(N+1) %tau</annotation>
  </semantics>
</math>
</file>

<file path=Object 30/content.xml><?xml version="1.0" encoding="utf-8"?>
<math xmlns="http://www.w3.org/1998/Math/MathML" display="block">
  <semantics>
    <mrow>
      <mn>1</mn>
      <mo stretchy="false">≤</mo>
      <mi>i</mi>
      <mo stretchy="false">≤</mo>
      <msub>
        <mi>N</mi>
        <mn>0</mn>
      </msub>
    </mrow>
    <annotation encoding="StarMath 5.0">1  &lt;= i &lt;= N_0</annotation>
  </semantics>
</math>
</file>

<file path=Object 31/content.xml><?xml version="1.0" encoding="utf-8"?>
<math xmlns="http://www.w3.org/1998/Math/MathML" display="block">
  <semantics>
    <mrow>
      <msub>
        <mi>x</mi>
        <mi>i</mi>
      </msub>
      <mo stretchy="false">←</mo>
      <mrow>
        <msub>
          <mi>x</mi>
          <mi>i</mi>
        </msub>
        <mo stretchy="false">+</mo>
        <msub>
          <mi>ϵ</mi>
          <mi>i</mi>
        </msub>
      </mrow>
      <mover accent="true">
        <mi>l</mi>
        <mo>¯</mo>
      </mover>
    </mrow>
    <annotation encoding="StarMath 5.0">x_i  leftarrow x_i +%epsilon_i overline{ l } </annotation>
  </semantics>
</math>
</file>

<file path=Object 32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x</mi>
              <mn>2</mn>
            </msup>
          </mrow>
          <mo fence="true" form="postfix" stretchy="false">⟩</mo>
        </mrow>
        <mo stretchy="false">=</mo>
        <mfrac>
          <mn>1</mn>
          <msub>
            <mi>N</mi>
            <mn>0</mn>
          </msub>
        </mfrac>
      </mrow>
      <mrow>
        <munderover>
          <mo stretchy="false">∑</mo>
          <mrow>
            <mi>i</mi>
            <mo stretchy="false">=</mo>
            <mn>1</mn>
          </mrow>
          <msub>
            <mi>N</mi>
            <mn>0</mn>
          </msub>
        </munderover>
        <msubsup>
          <mi>x</mi>
          <mi>i</mi>
          <mn>2</mn>
        </msubsup>
      </mrow>
    </mrow>
    <annotation encoding="StarMath 5.0"> langle x^2   rangle  ={ 1 over N_0 } sum from{ i=1 } to{ N_0 }{ x_i ^2 }</annotation>
  </semantics>
</math>
</file>

<file path=Object 33/content.xml><?xml version="1.0" encoding="utf-8"?>
<math xmlns="http://www.w3.org/1998/Math/MathML" display="block">
  <semantics>
    <msub>
      <mi>ϵ</mi>
      <mi>i</mi>
    </msub>
    <annotation encoding="StarMath 5.0">%epsilon_i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  <mo stretchy="false">=</mo>
        <mfrac>
          <mover accent="true">
            <msup>
              <mi>l</mi>
              <mn>2</mn>
            </msup>
            <mo>¯</mo>
          </mover>
          <mover accent="true">
            <mi>τ</mi>
            <mo>¯</mo>
          </mover>
        </mfrac>
      </mrow>
      <mi>t</mi>
    </mrow>
    <annotation encoding="StarMath 5.0"> langle r^2   rangle  ={overline{l}^2  over overline{%tau}} t</annotation>
  </semantics>
</math>
</file>

<file path=Object 3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36/content.xml><?xml version="1.0" encoding="utf-8"?>
<math xmlns="http://www.w3.org/1998/Math/MathML" display="block">
  <semantics>
    <mrow>
      <mi>x</mi>
      <mo stretchy="false">=</mo>
      <mn>0</mn>
    </mrow>
    <annotation encoding="StarMath 5.0"> x=0</annotation>
  </semantics>
</math>
</file>

<file path=Object 37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8/content.xml><?xml version="1.0" encoding="utf-8"?>
<math xmlns="http://www.w3.org/1998/Math/MathML" display="block">
  <semantics>
    <msqrt>
      <mrow>
        <mo fence="true" form="prefix" stretchy="false">⟨</mo>
        <mrow>
          <msup>
            <mi>r</mi>
            <mn>2</mn>
          </msup>
        </mrow>
        <mo fence="true" form="postfix" stretchy="false">⟩</mo>
      </mrow>
    </msqrt>
    <annotation encoding="StarMath 5.0">sqrt{ langle r^2   rangle  }</annotation>
  </semantics>
</math>
</file>

<file path=Object 39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4/content.xml><?xml version="1.0" encoding="utf-8"?>
<math xmlns="http://www.w3.org/1998/Math/MathML" display="block">
  <semantics>
    <mover accent="true">
      <mi>l</mi>
      <mo>¯</mo>
    </mover>
    <annotation encoding="StarMath 5.0">overline{l}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  <mo stretchy="false">=</mo>
        <mfrac>
          <mover accent="true">
            <msup>
              <mi>l</mi>
              <mn>2</mn>
            </msup>
            <mo>¯</mo>
          </mover>
          <mover accent="true">
            <mi>τ</mi>
            <mo>¯</mo>
          </mover>
        </mfrac>
      </mrow>
      <mi>t</mi>
    </mrow>
    <annotation encoding="StarMath 5.0"> langle r^2   rangle  ={overline{l}^2  over overline{%tau}} t</annotation>
  </semantics>
</math>
</file>

<file path=Object 41/content.xml><?xml version="1.0" encoding="utf-8"?>
<math xmlns="http://www.w3.org/1998/Math/MathML" display="block">
  <semantics>
    <mover accent="true">
      <mi>l</mi>
      <mo>¯</mo>
    </mover>
    <annotation encoding="StarMath 5.0">overline{l}</annotation>
  </semantics>
</math>
</file>

<file path=Object 42/content.xml><?xml version="1.0" encoding="utf-8"?>
<math xmlns="http://www.w3.org/1998/Math/MathML" display="block">
  <semantics>
    <mi mathvariant="normal">τ</mi>
    <annotation encoding="StarMath 5.0">%tau</annotation>
  </semantics>
</math>
</file>

<file path=Object 43/content.xml><?xml version="1.0" encoding="utf-8"?>
<math xmlns="http://www.w3.org/1998/Math/MathML" display="block">
  <semantics>
    <mrow>
      <mrow>
        <mover accent="true">
          <mi>l</mi>
          <mo>¯</mo>
        </mover>
        <mo stretchy="false">=</mo>
        <mi mathvariant="normal">τ</mi>
      </mrow>
      <mover accent="true">
        <mi>v</mi>
        <mo>¯</mo>
      </mover>
    </mrow>
    <annotation encoding="StarMath 5.0">overline{l}=%tau overline{v}</annotation>
  </semantics>
</math>
</file>

<file path=Object 44/content.xml><?xml version="1.0" encoding="utf-8"?>
<math xmlns="http://www.w3.org/1998/Math/MathML" display="block">
  <semantics>
    <mover accent="true">
      <mi>v</mi>
      <mo>¯</mo>
    </mover>
    <annotation encoding="StarMath 5.0">overline{v}</annotation>
  </semantics>
</math>
</file>

<file path=Object 45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

<file path=Object 46/content.xml><?xml version="1.0" encoding="utf-8"?>
<math xmlns="http://www.w3.org/1998/Math/MathML" display="block">
  <semantics>
    <mrow>
      <mo fence="true" form="prefix" stretchy="false">[</mo>
      <mrow>
        <mrow>
          <mn>0,2</mn>
          <mi>π</mi>
        </mrow>
      </mrow>
      <mo fence="true" form="postfix" stretchy="false">]</mo>
    </mrow>
    <annotation encoding="StarMath 5.0"> [0,2%pi]</annotation>
  </semantics>
</math>
</file>

<file path=Object 47/content.xml><?xml version="1.0" encoding="utf-8"?>
<math xmlns="http://www.w3.org/1998/Math/MathML" display="block">
  <semantics>
    <mi>S</mi>
    <annotation encoding="StarMath 5.0">S</annotation>
  </semantics>
</math>
</file>

<file path=Object 48/content.xml><?xml version="1.0" encoding="utf-8"?>
<math xmlns="http://www.w3.org/1998/Math/MathML" display="block">
  <semantics>
    <mi>t</mi>
    <annotation encoding="StarMath 5.0"> t</annotation>
  </semantics>
</math>
</file>

<file path=Object 49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 mathvariant="normal">τ</mi>
    <annotation encoding="StarMath 5.0">%tau</annotation>
  </semantics>
</math>
</file>

<file path=Object 50/content.xml><?xml version="1.0" encoding="utf-8"?>
<math xmlns="http://www.w3.org/1998/Math/MathML" display="block">
  <semantics>
    <mi mathvariant="italic">Ox</mi>
    <annotation encoding="StarMath 5.0">Ox</annotation>
  </semantics>
</math>
</file>

<file path=Object 51/content.xml><?xml version="1.0" encoding="utf-8"?>
<math xmlns="http://www.w3.org/1998/Math/MathML" display="block">
  <semantics>
    <mrow>
      <mo fence="true" form="prefix" stretchy="false">⟨</mo>
      <mrow>
        <msup>
          <mi>r</mi>
          <mn>2</mn>
        </msup>
      </mrow>
      <mo fence="true" form="postfix" stretchy="false">⟩</mo>
    </mrow>
    <annotation encoding="StarMath 5.0"> langle r^2   rangle  </annotation>
  </semantics>
</math>
</file>

<file path=Object 52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  <mo stretchy="false">=</mo>
        <mfrac>
          <mover accent="true">
            <msup>
              <mi>l</mi>
              <mn>2</mn>
            </msup>
            <mo>¯</mo>
          </mover>
          <mover accent="true">
            <mi>τ</mi>
            <mo>¯</mo>
          </mover>
        </mfrac>
      </mrow>
      <mi>t</mi>
    </mrow>
    <annotation encoding="StarMath 5.0"> langle r^2   rangle  ={overline{l}^2  over overline{%tau}} t</annotation>
  </semantics>
</math>
</file>

<file path=Object 53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r^2=x^2+y^2</annotation>
  </semantics>
</math>
</file>

<file path=Object 54/content.xml><?xml version="1.0" encoding="utf-8"?>
<math xmlns="http://www.w3.org/1998/Math/MathML" display="block">
  <semantics>
    <mrow>
      <mrow>
        <mover accent="true">
          <msub>
            <mi>δ</mi>
            <mi>i</mi>
          </msub>
          <mo stretchy="false">⃗</mo>
        </mover>
        <mo stretchy="false">=</mo>
        <mover accent="true">
          <mi>l</mi>
          <mo>¯</mo>
        </mover>
      </mrow>
      <mrow>
        <mo fence="true" form="prefix" stretchy="true">(</mo>
        <mrow>
          <mrow>
            <mi>cos</mi>
            <msub>
              <mi>θ</mi>
              <mi>i</mi>
            </msub>
            <mrow>
              <mover accent="true">
                <msub>
                  <mi>e</mi>
                  <mi>x</mi>
                </msub>
                <mo stretchy="false">⃗</mo>
              </mover>
              <mo stretchy="false">+</mo>
              <mi>sin</mi>
            </mrow>
            <msub>
              <mi>θ</mi>
              <mi>i</mi>
            </msub>
            <mover accent="true">
              <msub>
                <mi>e</mi>
                <mi>y</mi>
              </msub>
              <mo stretchy="false">⃗</mo>
            </mover>
          </mrow>
        </mrow>
        <mo fence="true" form="postfix" stretchy="true">)</mo>
      </mrow>
    </mrow>
    <annotation encoding="StarMath 5.0">vec{%delta}_i =overline{l} left(cos %theta_i vec{e}_x +sin %theta_i vec{e}_y right)</annotation>
  </semantics>
</math>
</file>

<file path=Object 55/content.xml><?xml version="1.0" encoding="utf-8"?>
<math xmlns="http://www.w3.org/1998/Math/MathML" display="block">
  <semantics>
    <mrow>
      <mo fence="true" form="prefix" stretchy="false">⟨</mo>
      <mrow>
        <msup>
          <mi>r</mi>
          <mn>2</mn>
        </msup>
      </mrow>
      <mo fence="true" form="postfix" stretchy="false">⟩</mo>
    </mrow>
    <annotation encoding="StarMath 5.0"> langle r^2   rangle  </annotation>
  </semantics>
</math>
</file>

<file path=Object 56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  <mo stretchy="false">=</mo>
        <mfrac>
          <mover accent="true">
            <msup>
              <mi>l</mi>
              <mn>2</mn>
            </msup>
            <mo>¯</mo>
          </mover>
          <mover accent="true">
            <mi>τ</mi>
            <mo>¯</mo>
          </mover>
        </mfrac>
      </mrow>
      <mi>t</mi>
    </mrow>
    <annotation encoding="StarMath 5.0"> langle r^2   rangle  ={overline{l}^2  over overline{%tau}} t</annotation>
  </semantics>
</math>
</file>

<file path=Object 57/content.xml><?xml version="1.0" encoding="utf-8"?>
<math xmlns="http://www.w3.org/1998/Math/MathML" display="block">
  <semantics>
    <mrow>
      <mo fence="true" form="prefix" stretchy="false">⟨</mo>
      <mrow>
        <msup>
          <mi>r</mi>
          <mn>2</mn>
        </msup>
      </mrow>
      <mo fence="true" form="postfix" stretchy="false">⟩</mo>
    </mrow>
    <annotation encoding="StarMath 5.0"> langle r^2   rangle  </annotation>
  </semantics>
</math>
</file>

<file path=Object 58/content.xml><?xml version="1.0" encoding="utf-8"?>
<math xmlns="http://www.w3.org/1998/Math/MathML" display="block">
  <semantics>
    <mrow>
      <mo fence="true" stretchy="false">[</mo>
      <mrow>
        <mrow>
          <mn>0,2</mn>
          <mi>π</mi>
        </mrow>
      </mrow>
      <mo fence="true" stretchy="false">]</mo>
    </mrow>
    <annotation encoding="StarMath 5.0"> [0,2%pi]</annotation>
  </semantics>
</math>
</file>

<file path=Object 59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

<file path=Object 6/content.xml><?xml version="1.0" encoding="utf-8"?>
<math xmlns="http://www.w3.org/1998/Math/MathML" display="block">
  <semantics>
    <mrow>
      <mrow>
        <mover accent="true">
          <mi>l</mi>
          <mo>¯</mo>
        </mover>
        <mo stretchy="false">=</mo>
        <mi mathvariant="normal">τ</mi>
      </mrow>
      <mover accent="true">
        <mi>v</mi>
        <mo>¯</mo>
      </mover>
    </mrow>
    <annotation encoding="StarMath 5.0">overline{l}=%tau overline{v}</annotation>
  </semantics>
</math>
</file>

<file path=Object 60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  <mo stretchy="false">=</mo>
        <mfrac>
          <mover accent="true">
            <msup>
              <mi>l</mi>
              <mn>2</mn>
            </msup>
            <mo>¯</mo>
          </mover>
          <mover accent="true">
            <mi>τ</mi>
            <mo>¯</mo>
          </mover>
        </mfrac>
      </mrow>
      <mi>t</mi>
    </mrow>
    <annotation encoding="StarMath 5.0"> langle r^2   rangle  ={overline{l}^2  over overline{%tau}} t</annotation>
  </semantics>
</math>
</file>

<file path=Object 61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62/content.xml><?xml version="1.0" encoding="utf-8"?>
<math xmlns="http://www.w3.org/1998/Math/MathML" display="block">
  <semantics>
    <mrow>
      <mi>x</mi>
      <mo stretchy="false">=</mo>
      <mn>0</mn>
    </mrow>
    <annotation encoding="StarMath 5.0"> x=0</annotation>
  </semantics>
</math>
</file>

<file path=Object 63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6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65/content.xml><?xml version="1.0" encoding="utf-8"?>
<math xmlns="http://www.w3.org/1998/Math/MathML" display="block">
  <semantics>
    <msqrt>
      <mrow>
        <mo fence="true" form="prefix" stretchy="false">⟨</mo>
        <mrow>
          <msup>
            <mi>r</mi>
            <mn>2</mn>
          </msup>
        </mrow>
        <mo fence="true" form="postfix" stretchy="false">⟩</mo>
      </mrow>
    </msqrt>
    <annotation encoding="StarMath 5.0">sqrt{ langle r^2   rangle  }</annotation>
  </semantics>
</math>
</file>

<file path=Object 66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  <mo stretchy="false">+</mo>
        <msup>
          <mi>z</mi>
          <mn>2</mn>
        </msup>
      </mrow>
    </mrow>
    <annotation encoding="StarMath 5.0">r^2=x^2+y^2+z^2</annotation>
  </semantics>
</math>
</file>

<file path=Object 67/content.xml><?xml version="1.0" encoding="utf-8"?>
<math xmlns="http://www.w3.org/1998/Math/MathML" display="block">
  <semantics>
    <mover accent="true">
      <mi>l</mi>
      <mo>¯</mo>
    </mover>
    <annotation encoding="StarMath 5.0">overline{l}</annotation>
  </semantics>
</math>
</file>

<file path=Object 68/content.xml><?xml version="1.0" encoding="utf-8"?>
<math xmlns="http://www.w3.org/1998/Math/MathML" display="block">
  <semantics>
    <mi mathvariant="normal">τ</mi>
    <annotation encoding="StarMath 5.0">%tau</annotation>
  </semantics>
</math>
</file>

<file path=Object 69/content.xml><?xml version="1.0" encoding="utf-8"?>
<math xmlns="http://www.w3.org/1998/Math/MathML" display="block">
  <semantics>
    <mrow>
      <mrow>
        <mover accent="true">
          <mi>l</mi>
          <mo>¯</mo>
        </mover>
        <mo stretchy="false">=</mo>
        <mi mathvariant="normal">τ</mi>
      </mrow>
      <mover accent="true">
        <mi>v</mi>
        <mo>¯</mo>
      </mover>
    </mrow>
    <annotation encoding="StarMath 5.0">overline{l}=%tau overline{v}</annotation>
  </semantics>
</math>
</file>

<file path=Object 7/content.xml><?xml version="1.0" encoding="utf-8"?>
<math xmlns="http://www.w3.org/1998/Math/MathML" display="block">
  <semantics>
    <mover accent="true">
      <mi>v</mi>
      <mo>¯</mo>
    </mover>
    <annotation encoding="StarMath 5.0">overline{v}</annotation>
  </semantics>
</math>
</file>

<file path=Object 70/content.xml><?xml version="1.0" encoding="utf-8"?>
<math xmlns="http://www.w3.org/1998/Math/MathML" display="block">
  <semantics>
    <mover accent="true">
      <mi>v</mi>
      <mo>¯</mo>
    </mover>
    <annotation encoding="StarMath 5.0">overline{v}</annotation>
  </semantics>
</math>
</file>

<file path=Object 71/content.xml><?xml version="1.0" encoding="utf-8"?>
<math xmlns="http://www.w3.org/1998/Math/MathML" display="block">
  <semantics>
    <mrow>
      <mo fence="true" form="prefix" stretchy="false">(</mo>
      <mrow>
        <mrow>
          <msub>
            <mi>θ</mi>
            <mi>i</mi>
          </msub>
          <mi>,</mi>
          <msub>
            <mi>φ</mi>
            <mi>i</mi>
          </msub>
        </mrow>
      </mrow>
      <mo fence="true" form="postfix" stretchy="false">)</mo>
    </mrow>
    <annotation encoding="StarMath 5.0">(%theta_i , %varphi_i)</annotation>
  </semantics>
</math>
</file>

<file path=Object 7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i>π</mi>
        </mrow>
      </mrow>
      <mo fence="true" form="postfix" stretchy="false">]</mo>
    </mrow>
    <annotation encoding="StarMath 5.0"> [0,%pi]</annotation>
  </semantics>
</math>
</file>

<file path=Object 73/content.xml><?xml version="1.0" encoding="utf-8"?>
<math xmlns="http://www.w3.org/1998/Math/MathML" display="block">
  <semantics>
    <mrow>
      <mrow>
        <mover accent="true">
          <msub>
            <mi>δ</mi>
            <mi>i</mi>
          </msub>
          <mo stretchy="false">⃗</mo>
        </mover>
        <mo stretchy="false">=</mo>
        <mover accent="true">
          <mi>l</mi>
          <mo>¯</mo>
        </mover>
      </mrow>
      <mrow>
        <mo fence="true" form="prefix" stretchy="true">(</mo>
        <mrow>
          <mrow>
            <mi>cos</mi>
            <msub>
              <mi>θ</mi>
              <mi>i</mi>
            </msub>
            <mrow>
              <mover accent="true">
                <msub>
                  <mi>e</mi>
                  <mi>z</mi>
                </msub>
                <mo stretchy="false">⃗</mo>
              </mover>
              <mo stretchy="false">+</mo>
              <mi>sin</mi>
            </mrow>
            <msub>
              <mi>θ</mi>
              <mi>i</mi>
            </msub>
            <mi>cos</mi>
            <msub>
              <mi>φ</mi>
              <mi>i</mi>
            </msub>
            <mrow>
              <mover accent="true">
                <msub>
                  <mi>e</mi>
                  <mi>x</mi>
                </msub>
                <mo stretchy="false">⃗</mo>
              </mover>
              <mo stretchy="false">+</mo>
              <mi>sin</mi>
            </mrow>
            <msub>
              <mi>θ</mi>
              <mi>i</mi>
            </msub>
            <mi>sin</mi>
            <msub>
              <mi>φ</mi>
              <mi>i</mi>
            </msub>
            <mover accent="true">
              <msub>
                <mi>e</mi>
                <mi>y</mi>
              </msub>
              <mo stretchy="false">⃗</mo>
            </mover>
          </mrow>
        </mrow>
        <mo fence="true" form="postfix" stretchy="true">)</mo>
      </mrow>
    </mrow>
    <annotation encoding="StarMath 5.0">vec{%delta}_i =overline{l} left(cos %theta_i vec{e}_z +sin %theta_i cos %varphi_i vec{e}_x +sin %theta_i sin %varphi_i vec{e}_y right)</annotation>
  </semantics>
</math>
</file>

<file path=Object 74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  <mo stretchy="false">=</mo>
        <mfrac>
          <mover accent="true">
            <msup>
              <mi>l</mi>
              <mn>2</mn>
            </msup>
            <mo>¯</mo>
          </mover>
          <mover accent="true">
            <mi>τ</mi>
            <mo>¯</mo>
          </mover>
        </mfrac>
      </mrow>
      <mi>t</mi>
    </mrow>
    <annotation encoding="StarMath 5.0"> langle r^2   rangle  ={overline{l}^2  over overline{%tau}} t</annotation>
  </semantics>
</math>
</file>

<file path=Object 75/content.xml><?xml version="1.0" encoding="utf-8"?>
<math xmlns="http://www.w3.org/1998/Math/MathML" display="block">
  <semantics>
    <msub>
      <mi>φ</mi>
      <mi>i</mi>
    </msub>
    <annotation encoding="StarMath 5.0">%varphi_i</annotation>
  </semantics>
</math>
</file>

<file path=Object 76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

<file path=Object 77/content.xml><?xml version="1.0" encoding="utf-8"?>
<math xmlns="http://www.w3.org/1998/Math/MathML" display="block">
  <semantics>
    <mrow>
      <mo fence="true" form="prefix" stretchy="false">⟨</mo>
      <mrow>
        <msup>
          <mi>r</mi>
          <mn>2</mn>
        </msup>
      </mrow>
      <mo fence="true" form="postfix" stretchy="false">⟩</mo>
    </mrow>
    <annotation encoding="StarMath 5.0"> langle r^2   rangle  </annotation>
  </semantics>
</math>
</file>

<file path=Object 78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  <mo stretchy="false">=</mo>
        <mfrac>
          <mover accent="true">
            <msup>
              <mi>l</mi>
              <mn>2</mn>
            </msup>
            <mo>¯</mo>
          </mover>
          <mover accent="true">
            <mi>τ</mi>
            <mo>¯</mo>
          </mover>
        </mfrac>
      </mrow>
      <mi>t</mi>
    </mrow>
    <annotation encoding="StarMath 5.0"> langle r^2   rangle  ={overline{l}^2  over overline{%tau}} t</annotation>
  </semantics>
</math>
</file>

<file path=Object 79/content.xml><?xml version="1.0" encoding="utf-8"?>
<math xmlns="http://www.w3.org/1998/Math/MathML" display="block">
  <semantics>
    <mrow>
      <mo fence="true" form="prefix" stretchy="false">⟨</mo>
      <mrow>
        <msup>
          <mi>r</mi>
          <mn>2</mn>
        </msup>
      </mrow>
      <mo fence="true" form="postfix" stretchy="false">⟩</mo>
    </mrow>
    <annotation encoding="StarMath 5.0"> langle r^2   rangle  </annotation>
  </semantics>
</math>
</file>

<file path=Object 8/content.xml><?xml version="1.0" encoding="utf-8"?>
<math xmlns="http://www.w3.org/1998/Math/MathML" display="block">
  <semantics>
    <mrow>
      <mo stretchy="false">±</mo>
      <mn>1</mn>
    </mrow>
    <annotation encoding="StarMath 5.0">+-1</annotation>
  </semantics>
</math>
</file>

<file path=Object 80/content.xml><?xml version="1.0" encoding="utf-8"?>
<math xmlns="http://www.w3.org/1998/Math/MathML" display="block">
  <semantics>
    <mrow>
      <mrow>
        <mrow>
          <mo fence="true" form="prefix" stretchy="false">⟨</mo>
          <mrow>
            <msup>
              <mi>r</mi>
              <mn>2</mn>
            </msup>
          </mrow>
          <mo fence="true" form="postfix" stretchy="false">⟩</mo>
        </mrow>
        <mo stretchy="false">=</mo>
        <mfrac>
          <mover accent="true">
            <msup>
              <mi>l</mi>
              <mn>2</mn>
            </msup>
            <mo>¯</mo>
          </mover>
          <mover accent="true">
            <mi>τ</mi>
            <mo>¯</mo>
          </mover>
        </mfrac>
      </mrow>
      <mi>t</mi>
    </mrow>
    <annotation encoding="StarMath 5.0"> langle r^2   rangle  ={overline{l}^2  over overline{%tau}} t</annotation>
  </semantics>
</math>
</file>

<file path=Object 81/content.xml><?xml version="1.0" encoding="utf-8"?>
<math xmlns="http://www.w3.org/1998/Math/MathML" display="block">
  <semantics>
    <mrow>
      <mi>z</mi>
      <mo stretchy="false">=</mo>
      <mn>0</mn>
    </mrow>
    <annotation encoding="StarMath 5.0">z=0</annotation>
  </semantics>
</math>
</file>

<file path=Object 82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

<file path=Object 83/content.xml><?xml version="1.0" encoding="utf-8"?>
<math xmlns="http://www.w3.org/1998/Math/MathML" display="block">
  <semantics>
    <msub>
      <mi>φ</mi>
      <mi>i</mi>
    </msub>
    <annotation encoding="StarMath 5.0">%varphi_i</annotation>
  </semantics>
</math>
</file>

<file path=Object 84/content.xml><?xml version="1.0" encoding="utf-8"?>
<math xmlns="http://www.w3.org/1998/Math/MathML" display="block">
  <semantics>
    <mrow>
      <mo fence="true" form="prefix" stretchy="false">[</mo>
      <mrow>
        <mrow>
          <mn>0,2</mn>
          <mi>π</mi>
        </mrow>
      </mrow>
      <mo fence="true" form="postfix" stretchy="false">]</mo>
    </mrow>
    <annotation encoding="StarMath 5.0"> [0,2%pi]</annotation>
  </semantics>
</math>
</file>

<file path=Object 85/Object 1/content.xml><?xml version="1.0" encoding="utf-8"?>
<math xmlns="http://www.w3.org/1998/Math/MathML" display="block">
  <semantics>
    <mi>O</mi>
    <annotation encoding="StarMath 5.0">O</annotation>
  </semantics>
</math>
</file>

<file path=Object 85/Object 2/content.xml><?xml version="1.0" encoding="utf-8"?>
<math xmlns="http://www.w3.org/1998/Math/MathML" display="block">
  <semantics>
    <mi>x</mi>
    <annotation encoding="StarMath 5.0">x</annotation>
  </semantics>
</math>
</file>

<file path=Object 85/Object 3/content.xml><?xml version="1.0" encoding="utf-8"?>
<math xmlns="http://www.w3.org/1998/Math/MathML" display="block">
  <semantics>
    <mi>y</mi>
    <annotation encoding="StarMath 5.0">y</annotation>
  </semantics>
</math>
</file>

<file path=Object 85/Object 4/content.xml><?xml version="1.0" encoding="utf-8"?>
<math xmlns="http://www.w3.org/1998/Math/MathML" display="block">
  <semantics>
    <mi>z</mi>
    <annotation encoding="StarMath 5.0">z</annotation>
  </semantics>
</math>
</file>

<file path=Object 85/Object 5/content.xml><?xml version="1.0" encoding="utf-8"?>
<math xmlns="http://www.w3.org/1998/Math/MathML" display="block">
  <semantics>
    <mover accent="true">
      <msub>
        <mi mathvariant="normal">δ</mi>
        <mi>i</mi>
      </msub>
      <mo stretchy="false">⃗</mo>
    </mover>
    <annotation encoding="StarMath 5.0">vec{ %delta}_i </annotation>
  </semantics>
</math>
</file>

<file path=Object 85/Object 6/content.xml><?xml version="1.0" encoding="utf-8"?>
<math xmlns="http://www.w3.org/1998/Math/MathML" display="block">
  <semantics>
    <msub>
      <mi mathvariant="normal">φ</mi>
      <mi>i</mi>
    </msub>
    <annotation encoding="StarMath 5.0">%varphi_i</annotation>
  </semantics>
</math>
</file>

<file path=Object 85/Object 7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8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15cm" draw:fill="none" draw:textarea-vertical-align="middle"/>
    </style:style>
    <style:style style:name="gr2" style:family="graphic" style:parent-style-name="Objet_20_sans_20_remplissage_20_et_20_sans_20_lig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svg:stroke-color="#000000" draw:marker-end="Arrow" draw:marker-end-width="0.15cm" draw:textarea-vertical-align="middle"/>
    </style:style>
    <style:style style:name="gr5" style:family="graphic" style:parent-style-name="standard">
      <style:graphic-properties svg:stroke-color="#000000" draw:marker-start="Arrow" draw:marker-start-width="0.15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0" draw:style-name="dp1" draw:master-page-name="Standard">
        <draw:line draw:style-name="gr1" draw:text-style-name="P1" draw:layer="layout" svg:x1="2.4cm" svg:y1="3.3cm" svg:x2="0cm" svg:y2="6.4cm">
          <text:p/>
        </draw:line>
        <draw:line draw:style-name="gr1" draw:text-style-name="P1" draw:layer="layout" svg:x1="2.4cm" svg:y1="3.3cm" svg:x2="6cm" svg:y2="3.3cm">
          <text:p/>
        </draw:line>
        <draw:line draw:style-name="gr1" draw:text-style-name="P1" draw:layer="layout" svg:x1="2.4cm" svg:y1="3.3cm" svg:x2="2.4cm" svg:y2="0.1cm">
          <text:p/>
        </draw:line>
        <draw:frame draw:style-name="gr2" draw:text-style-name="P2" draw:layer="layout" svg:width="0.517cm" svg:height="0.466cm" svg:x="2.4cm" svg:y="3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36cm" svg:height="0.466cm" svg:x="0.4cm" svg:y="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66cm" svg:height="0.466cm" svg:x="5.883cm" svg:y="3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11cm" svg:height="0.466cm" svg:x="2.583cm" svg:y="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2.392cm" svg:y1="3.302cm" svg:x2="5.199cm" svg:y2="0.971cm">
          <text:p/>
        </draw:line>
        <draw:frame draw:style-name="gr2" draw:text-style-name="P2" draw:layer="layout" svg:width="0.501cm" svg:height="0.594cm" svg:x="4.008cm" svg:y="1.9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ellipse draw:style-name="gr4" draw:text-style-name="P2" draw:layer="layout" svg:width="1.558cm" svg:height="1.618cm" svg:x="1.643cm" svg:y="2.017cm" draw:kind="arc" draw:start-angle="9.06" draw:end-angle="90.61">
          <text:p/>
        </draw:ellipse>
        <draw:line draw:style-name="gr3" draw:text-style-name="P1" draw:layer="layout" svg:x1="5.234cm" svg:y1="0.995cm" svg:x2="5.222cm" svg:y2="5.157cm">
          <text:p/>
        </draw:line>
        <draw:line draw:style-name="gr3" draw:text-style-name="P1" draw:layer="layout" svg:x1="2.404cm" svg:y1="3.325cm" svg:x2="5.222cm" svg:y2="5.169cm">
          <text:p/>
        </draw:line>
        <draw:ellipse draw:style-name="gr5" draw:text-style-name="P2" draw:layer="layout" svg:width="2.034cm" svg:height="1.343cm" svg:x="1.096cm" svg:y="2.957cm" draw:kind="arc" draw:start-angle="246.96" draw:end-angle="341.36">
          <text:p/>
        </draw:ellipse>
        <draw:frame draw:style-name="gr2" draw:text-style-name="P2" draw:layer="layout" svg:width="0.552cm" svg:height="0.364cm" svg:x="2.035cm" svg:y="4.4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05cm" svg:height="0.458cm" svg:x="2.785cm" svg:y="1.5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" draw:text-style-name="P1" draw:layer="layout" svg:x1="2.4cm" svg:y1="3.301cm" svg:x2="5.233cm" svg:y2="0.977cm">
          <text:p/>
        </draw:line>
      </draw:page>
    </office:drawing>
  </office:body>
</office:document-content>
</file>

<file path=Object 8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9/content.xml><?xml version="1.0" encoding="utf-8"?>
<math xmlns="http://www.w3.org/1998/Math/MathML" display="block">
  <semantics>
    <mrow>
      <mo fence="true" form="prefix" stretchy="false">⟨</mo>
      <mrow>
        <msup>
          <mi>x</mi>
          <mn>2</mn>
        </msup>
      </mrow>
      <mo fence="true" form="postfix" stretchy="false">⟩</mo>
    </mrow>
    <annotation encoding="StarMath 5.0">langle x^2   rangle </annotation>
  </semantics>
</math>
</file>